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61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3" style:family="table-cell" style:parent-style-name="Default" style:data-style-name="N11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default-cell-style-name="ce10"/>
        <table:table-column table:style-name="co1" table:default-cell-style-name="ce3"/>
        <table:table-column table:style-name="co1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0"/>
        <table:table-row table:style-name="ro1">
          <table:table-cell table:number-columns-repeated="5" office:value-type="string" calcext:value-type="string">
            <text:p>None</text:p>
          </table:table-cell>
          <table:table-cell/>
          <table:table-cell table:style-name="ce2" office:value-type="string" calcext:value-type="string">
            <text:p>RBF</text:p>
          </table:table-cell>
          <table:table-cell table:style-name="ce7" office:value-type="string" calcext:value-type="string">
            <text:p>RBF Error</text:p>
          </table:table-cell>
          <table:table-cell table:style-name="ce2" office:value-type="string" calcext:value-type="string">
            <text:p>Shape_1</text:p>
          </table:table-cell>
          <table:table-cell table:style-name="ce7"/>
          <table:table-cell table:style-name="ce2" office:value-type="string" calcext:value-type="string">
            <text:p>Shape_1</text:p>
          </table:table-cell>
          <table:table-cell table:style-name="ce7"/>
          <table:table-cell table:style-name="ce2" office:value-type="string" calcext:value-type="string">
            <text:p>Shape_2</text:p>
          </table:table-cell>
          <table:table-cell table:style-name="ce7"/>
          <table:table-cell table:style-name="ce2" office:value-type="string" calcext:value-type="string">
            <text:p>Shape_2</text:p>
          </table:table-cell>
          <table:table-cell table:style-name="ce7"/>
          <table:table-cell table:style-name="ce2" office:value-type="string" calcext:value-type="string">
            <text:p>Shape_2</text:p>
          </table:table-cell>
          <table:table-cell table:style-name="ce7"/>
          <table:table-cell table:style-name="ce2" office:value-type="string" calcext:value-type="string">
            <text:p>Shape_2</text:p>
          </table:table-cell>
          <table:table-cell table:style-name="ce7"/>
        </table:table-row>
        <table:table-row table:style-name="ro1">
          <table:table-cell table:number-columns-repeated="2" office:value-type="string" calcext:value-type="string">
            <text:p>“ C = 5 “</text:p>
          </table:table-cell>
          <table:table-cell table:number-columns-repeated="2" office:value-type="string" calcext:value-type="string">
            <text:p>“ C = 10 “</text:p>
          </table:table-cell>
          <table:table-cell office:value-type="string" calcext:value-type="string">
            <text:p>“ C = 20 “</text:p>
          </table:table-cell>
          <table:table-cell/>
          <table:table-cell office:value-type="string" calcext:value-type="string">
            <text:p>“ C = 10 “</text:p>
          </table:table-cell>
          <table:table-cell table:style-name="ce8"/>
          <table:table-cell office:value-type="string" calcext:value-type="string">
            <text:p>M = 0.1</text:p>
          </table:table-cell>
          <table:table-cell table:style-name="ce8" office:value-type="string" calcext:value-type="string">
            <text:p>“ C = 10 “</text:p>
          </table:table-cell>
          <table:table-cell table:style-name="ce3" office:value-type="string" calcext:value-type="string">
            <text:p>M = 0.2</text:p>
          </table:table-cell>
          <table:table-cell table:style-name="ce8"/>
          <table:table-cell table:style-name="ce3" office:value-type="string" calcext:value-type="string">
            <text:p>M = 0.2</text:p>
          </table:table-cell>
          <table:table-cell table:style-name="ce8" office:value-type="string" calcext:value-type="string">
            <text:p>“ C = 10 “</text:p>
          </table:table-cell>
          <table:table-cell table:style-name="ce3" office:value-type="string" calcext:value-type="string">
            <text:p>M = 0.2</text:p>
          </table:table-cell>
          <table:table-cell table:style-name="ce8" office:value-type="string" calcext:value-type="string">
            <text:p>“ C = 10 “</text:p>
          </table:table-cell>
          <table:table-cell table:style-name="ce3" office:value-type="string" calcext:value-type="string">
            <text:p>M = 0.2</text:p>
          </table:table-cell>
          <table:table-cell table:style-name="ce8" office:value-type="string" calcext:value-type="string">
            <text:p>“ C = 10 “</text:p>
          </table:table-cell>
          <table:table-cell table:style-name="ce3" office:value-type="string" calcext:value-type="string">
            <text:p>M = 0.0</text:p>
          </table:table-cell>
          <table:table-cell table:style-name="ce8" office:value-type="string" calcext:value-type="string">
            <text:p>“ C = 10 “</text:p>
          </table:table-cell>
        </table:table-row>
        <table:table-row table:style-name="ro1">
          <table:table-cell office:value-type="string" calcext:value-type="string">
            <text:p>“ S = 10 “</text:p>
          </table:table-cell>
          <table:table-cell table:number-columns-repeated="2" office:value-type="string" calcext:value-type="string">
            <text:p>“ S = 20 “</text:p>
          </table:table-cell>
          <table:table-cell table:number-columns-repeated="2" office:value-type="string" calcext:value-type="string">
            <text:p>“ S = 40 “</text:p>
          </table:table-cell>
          <table:table-cell/>
          <table:table-cell table:style-name="ce4" office:value-type="string" calcext:value-type="string">
            <text:p>“ S = 40 “</text:p>
          </table:table-cell>
          <table:table-cell table:style-name="ce9"/>
          <table:table-cell table:style-name="ce4"/>
          <table:table-cell table:style-name="ce9" office:value-type="string" calcext:value-type="string">
            <text:p>“ S = 40 “</text:p>
          </table:table-cell>
          <table:table-cell table:style-name="ce4"/>
          <table:table-cell table:style-name="ce9"/>
          <table:table-cell table:style-name="ce4" office:value-type="string" calcext:value-type="string">
            <text:p>Cst2 = 0.5</text:p>
          </table:table-cell>
          <table:table-cell table:style-name="ce9" office:value-type="string" calcext:value-type="string">
            <text:p>“ S = 40 “</text:p>
          </table:table-cell>
          <table:table-cell table:style-name="ce4" office:value-type="string" calcext:value-type="string">
            <text:p>Cst2 = 0.05</text:p>
          </table:table-cell>
          <table:table-cell table:style-name="ce9" office:value-type="string" calcext:value-type="string">
            <text:p>“ S = 40 “</text:p>
          </table:table-cell>
          <table:table-cell table:style-name="ce4" office:value-type="string" calcext:value-type="string">
            <text:p>Cst2 = 5e-4</text:p>
          </table:table-cell>
          <table:table-cell table:style-name="ce9" office:value-type="string" calcext:value-type="string">
            <text:p>“ S = 40 “</text:p>
          </table:table-cell>
          <table:table-cell table:style-name="ce4" office:value-type="string" calcext:value-type="string">
            <text:p>Cst2 = 5e-4</text:p>
          </table:table-cell>
          <table:table-cell table:style-name="ce9" office:value-type="string" calcext:value-type="string">
            <text:p>“ S = 40 “</text:p>
          </table:table-cell>
        </table:table-row>
        <table:table-row table:style-name="ro1">
          <table:table-cell table:style-name="ce1" office:value-type="float" office:value="-448.3" calcext:value-type="float">
            <text:p>-4.48E+02</text:p>
          </table:table-cell>
          <table:table-cell table:style-name="ce1" office:value-type="float" office:value="-442.4" calcext:value-type="float">
            <text:p>-4.42E+02</text:p>
          </table:table-cell>
          <table:table-cell table:style-name="ce1" office:value-type="float" office:value="-454.3" calcext:value-type="float">
            <text:p>-4.54E+02</text:p>
          </table:table-cell>
          <table:table-cell table:style-name="ce1" office:value-type="float" office:value="-454" calcext:value-type="float">
            <text:p>-4.54E+02</text:p>
          </table:table-cell>
          <table:table-cell table:style-name="ce1" office:value-type="float" office:value="-452.2" calcext:value-type="float">
            <text:p>-4.52E+02</text:p>
          </table:table-cell>
          <table:table-cell/>
          <table:table-cell table:style-name="ce5" office:value-type="float" office:value="-454" calcext:value-type="float">
            <text:p>-4.54E+02</text:p>
          </table:table-cell>
          <table:table-cell table:formula="of:=([.D4]-[.G4])/[.D4]" office:value-type="percentage" office:value="-0" calcext:value-type="percentage">
            <text:p>0.00%</text:p>
          </table:table-cell>
          <table:table-cell table:style-name="ce5" office:value-type="float" office:value="-459.3" calcext:value-type="float">
            <text:p>-4.59E+02</text:p>
          </table:table-cell>
          <table:table-cell table:formula="of:=([.E4]-[.I4])/[.E4]" office:value-type="percentage" office:value="-0.0157010172490048" calcext:value-type="percentage">
            <text:p>-1.57%</text:p>
          </table:table-cell>
          <table:table-cell table:style-name="ce5" office:value-type="float" office:value="-465" calcext:value-type="float">
            <text:p>-4.65E+02</text:p>
          </table:table-cell>
          <table:table-cell table:formula="of:=([.D4]-[.K4])/[.D4]" office:value-type="percentage" office:value="-0.024229074889868" calcext:value-type="percentage">
            <text:p>-2.42%</text:p>
          </table:table-cell>
          <table:table-cell table:style-name="ce5" office:value-type="float" office:value="14240" calcext:value-type="float">
            <text:p>1.42E+04</text:p>
          </table:table-cell>
          <table:table-cell table:style-name="ce8" table:formula="of:=([.D4]-[.M4])/[.D4]" office:value-type="float" office:value="32.3656387665198" calcext:value-type="float">
            <text:p>32.3656387665198</text:p>
          </table:table-cell>
          <table:table-cell table:style-name="ce5" office:value-type="float" office:value="24430" calcext:value-type="float">
            <text:p>2.44E+04</text:p>
          </table:table-cell>
          <table:table-cell table:formula="of:=([.D4]-[.O4])/[.D4]" office:value-type="percentage" office:value="54.8105726872247" calcext:value-type="percentage">
            <text:p>5481.06%</text:p>
          </table:table-cell>
          <table:table-cell table:style-name="ce5" office:value-type="float" office:value="1275" calcext:value-type="float">
            <text:p>1.28E+03</text:p>
          </table:table-cell>
          <table:table-cell table:formula="of:=([.Q4]-[.D4])/[.D4]" office:value-type="percentage" office:value="-3.80837004405286" calcext:value-type="percentage">
            <text:p>-380.84%</text:p>
          </table:table-cell>
          <table:table-cell table:style-name="ce5" office:value-type="float" office:value="-146.2" calcext:value-type="float">
            <text:p>-1.46E+02</text:p>
          </table:table-cell>
          <table:table-cell table:formula="of:=([.S4]-[.D4])/[.D4]" office:value-type="percentage" office:value="-0.677973568281938" calcext:value-type="percentage">
            <text:p>-67.80%</text:p>
          </table:table-cell>
        </table:table-row>
        <table:table-row table:style-name="ro1">
          <table:table-cell table:style-name="ce1" office:value-type="float" office:value="-0.001427" calcext:value-type="float">
            <text:p>-1.43E-03</text:p>
          </table:table-cell>
          <table:table-cell table:style-name="ce1" office:value-type="float" office:value="-0.00002394" calcext:value-type="float">
            <text:p>-2.39E-05</text:p>
          </table:table-cell>
          <table:table-cell table:style-name="ce1" office:value-type="float" office:value="0.0001881" calcext:value-type="float">
            <text:p>1.88E-04</text:p>
          </table:table-cell>
          <table:table-cell table:style-name="ce1" office:value-type="float" office:value="0.0003572" calcext:value-type="float">
            <text:p>3.57E-04</text:p>
          </table:table-cell>
          <table:table-cell table:style-name="ce1" office:value-type="float" office:value="0.0003538" calcext:value-type="float">
            <text:p>3.54E-04</text:p>
          </table:table-cell>
          <table:table-cell/>
          <table:table-cell table:style-name="ce5" office:value-type="float" office:value="0.0003572" calcext:value-type="float">
            <text:p>3.57E-04</text:p>
          </table:table-cell>
          <table:table-cell table:formula="of:=([.D5]-[.G5])/[.D5]" office:value-type="percentage" office:value="0" calcext:value-type="percentage">
            <text:p>0.00%</text:p>
          </table:table-cell>
          <table:table-cell table:style-name="ce5" office:value-type="float" office:value="0.0005519" calcext:value-type="float">
            <text:p>5.52E-04</text:p>
          </table:table-cell>
          <table:table-cell table:formula="of:=([.E5]-[.I5])/[.E5]" office:value-type="percentage" office:value="-0.55992085924251" calcext:value-type="percentage">
            <text:p>-55.99%</text:p>
          </table:table-cell>
          <table:table-cell table:style-name="ce5" office:value-type="float" office:value="0.0007887" calcext:value-type="float">
            <text:p>7.89E-04</text:p>
          </table:table-cell>
          <table:table-cell table:formula="of:=([.D5]-[.K5])/[.D5]" office:value-type="percentage" office:value="-1.20800671892497" calcext:value-type="percentage">
            <text:p>-120.80%</text:p>
          </table:table-cell>
          <table:table-cell table:style-name="ce5" office:value-type="float" office:value="-0.2989" calcext:value-type="float">
            <text:p>-2.99E-01</text:p>
          </table:table-cell>
          <table:table-cell table:style-name="ce8" table:formula="of:=([.D5]-[.M5])/[.D5]" office:value-type="float" office:value="837.786114221725" calcext:value-type="float">
            <text:p>837.786114221725</text:p>
          </table:table-cell>
          <table:table-cell table:style-name="ce5" office:value-type="float" office:value="-1.558" calcext:value-type="float">
            <text:p>-1.56E+00</text:p>
          </table:table-cell>
          <table:table-cell table:formula="of:=([.D5]-[.O5])/[.D5]" office:value-type="percentage" office:value="4362.70212765957" calcext:value-type="percentage">
            <text:p>436270.21%</text:p>
          </table:table-cell>
          <table:table-cell table:style-name="ce5" office:value-type="float" office:value="-0.005158" calcext:value-type="float">
            <text:p>-5.16E-03</text:p>
          </table:table-cell>
          <table:table-cell table:formula="of:=([.Q5]-[.D5])/[.D5]" office:value-type="percentage" office:value="-15.4400895856663" calcext:value-type="percentage">
            <text:p>-1544.01%</text:p>
          </table:table-cell>
          <table:table-cell table:style-name="ce5" office:value-type="float" office:value="-0.0008602" calcext:value-type="float">
            <text:p>-8.60E-04</text:p>
          </table:table-cell>
          <table:table-cell table:formula="of:=([.S5]-[.D5])/[.D5]" office:value-type="percentage" office:value="-3.40817469204927" calcext:value-type="percentage">
            <text:p>-340.82%</text:p>
          </table:table-cell>
        </table:table-row>
        <table:table-row table:style-name="ro1">
          <table:table-cell table:style-name="ce1" office:value-type="float" office:value="18250" calcext:value-type="float">
            <text:p>1.83E+04</text:p>
          </table:table-cell>
          <table:table-cell table:style-name="ce1" office:value-type="float" office:value="18240" calcext:value-type="float">
            <text:p>1.82E+04</text:p>
          </table:table-cell>
          <table:table-cell table:style-name="ce1" office:value-type="float" office:value="18900" calcext:value-type="float">
            <text:p>1.89E+04</text:p>
          </table:table-cell>
          <table:table-cell table:style-name="ce1" office:value-type="float" office:value="18880" calcext:value-type="float">
            <text:p>1.89E+04</text:p>
          </table:table-cell>
          <table:table-cell table:style-name="ce1" office:value-type="float" office:value="18890" calcext:value-type="float">
            <text:p>1.89E+04</text:p>
          </table:table-cell>
          <table:table-cell/>
          <table:table-cell table:style-name="ce5" office:value-type="float" office:value="18880" calcext:value-type="float">
            <text:p>1.89E+04</text:p>
          </table:table-cell>
          <table:table-cell table:formula="of:=([.D6]-[.G6])/[.D6]" office:value-type="percentage" office:value="0" calcext:value-type="percentage">
            <text:p>0.00%</text:p>
          </table:table-cell>
          <table:table-cell table:style-name="ce5" office:value-type="float" office:value="18960" calcext:value-type="float">
            <text:p>1.90E+04</text:p>
          </table:table-cell>
          <table:table-cell table:formula="of:=([.E6]-[.I6])/[.E6]" office:value-type="percentage" office:value="-0.00370566437268396" calcext:value-type="percentage">
            <text:p>-0.37%</text:p>
          </table:table-cell>
          <table:table-cell table:style-name="ce5" office:value-type="float" office:value="19040" calcext:value-type="float">
            <text:p>1.90E+04</text:p>
          </table:table-cell>
          <table:table-cell table:formula="of:=([.D6]-[.K6])/[.D6]" office:value-type="percentage" office:value="-0.00847457627118644" calcext:value-type="percentage">
            <text:p>-0.85%</text:p>
          </table:table-cell>
          <table:table-cell table:style-name="ce5" office:value-type="float" office:value="-212700" calcext:value-type="float">
            <text:p>-2.13E+05</text:p>
          </table:table-cell>
          <table:table-cell table:style-name="ce8" table:formula="of:=([.D6]-[.M6])/[.D6]" office:value-type="float" office:value="12.2658898305085" calcext:value-type="float">
            <text:p>12.2658898305085</text:p>
          </table:table-cell>
          <table:table-cell table:style-name="ce5" office:value-type="float" office:value="-50190" calcext:value-type="float">
            <text:p>-5.02E+04</text:p>
          </table:table-cell>
          <table:table-cell table:formula="of:=([.D6]-[.O6])/[.D6]" office:value-type="percentage" office:value="3.6583686440678" calcext:value-type="percentage">
            <text:p>365.84%</text:p>
          </table:table-cell>
          <table:table-cell table:style-name="ce5" office:value-type="float" office:value="-160000" calcext:value-type="float">
            <text:p>-1.60E+05</text:p>
          </table:table-cell>
          <table:table-cell table:formula="of:=([.Q6]-[.D6])/[.D6]" office:value-type="percentage" office:value="-9.47457627118644" calcext:value-type="percentage">
            <text:p>-947.46%</text:p>
          </table:table-cell>
          <table:table-cell table:style-name="ce5" office:value-type="float" office:value="-169100" calcext:value-type="float">
            <text:p>-1.69E+05</text:p>
          </table:table-cell>
          <table:table-cell table:formula="of:=([.S6]-[.D6])/[.D6]" office:value-type="percentage" office:value="-9.95656779661017" calcext:value-type="percentage">
            <text:p>-995.66%</text:p>
          </table:table-cell>
        </table:table-row>
        <table:table-row table:style-name="ro1">
          <table:table-cell table:style-name="ce1" office:value-type="float" office:value="188.8" calcext:value-type="float">
            <text:p>1.89E+02</text:p>
          </table:table-cell>
          <table:table-cell table:style-name="ce1" office:value-type="float" office:value="194.5" calcext:value-type="float">
            <text:p>1.95E+02</text:p>
          </table:table-cell>
          <table:table-cell table:style-name="ce1" office:value-type="float" office:value="205.6" calcext:value-type="float">
            <text:p>2.06E+02</text:p>
          </table:table-cell>
          <table:table-cell table:style-name="ce1" office:value-type="float" office:value="205.1" calcext:value-type="float">
            <text:p>2.05E+02</text:p>
          </table:table-cell>
          <table:table-cell table:style-name="ce1" office:value-type="float" office:value="207.3" calcext:value-type="float">
            <text:p>2.07E+02</text:p>
          </table:table-cell>
          <table:table-cell/>
          <table:table-cell table:style-name="ce5" office:value-type="float" office:value="205.1" calcext:value-type="float">
            <text:p>2.05E+02</text:p>
          </table:table-cell>
          <table:table-cell table:formula="of:=([.D7]-[.G7])/[.D7]" office:value-type="percentage" office:value="0" calcext:value-type="percentage">
            <text:p>0.00%</text:p>
          </table:table-cell>
          <table:table-cell table:style-name="ce5" office:value-type="float" office:value="202.8" calcext:value-type="float">
            <text:p>2.03E+02</text:p>
          </table:table-cell>
          <table:table-cell table:formula="of:=([.E7]-[.I7])/[.E7]" office:value-type="percentage" office:value="0.0217076700434152" calcext:value-type="percentage">
            <text:p>2.17%</text:p>
          </table:table-cell>
          <table:table-cell table:style-name="ce5" office:value-type="float" office:value="199.8" calcext:value-type="float">
            <text:p>2.00E+02</text:p>
          </table:table-cell>
          <table:table-cell table:formula="of:=([.D7]-[.K7])/[.D7]" office:value-type="percentage" office:value="0.0258410531448075" calcext:value-type="percentage">
            <text:p>2.58%</text:p>
          </table:table-cell>
          <table:table-cell table:style-name="ce5" office:value-type="float" office:value="6804" calcext:value-type="float">
            <text:p>6.80E+03</text:p>
          </table:table-cell>
          <table:table-cell table:style-name="ce8" table:formula="of:=([.D7]-[.M7])/[.D7]" office:value-type="float" office:value="-32.1740614334471" calcext:value-type="float">
            <text:p>-32.1740614334471</text:p>
          </table:table-cell>
          <table:table-cell table:style-name="ce5" office:value-type="float" office:value="22660" calcext:value-type="float">
            <text:p>2.27E+04</text:p>
          </table:table-cell>
          <table:table-cell table:formula="of:=([.D7]-[.O7])/[.D7]" office:value-type="percentage" office:value="-109.482691370063" calcext:value-type="percentage">
            <text:p>-10948.27%</text:p>
          </table:table-cell>
          <table:table-cell table:style-name="ce5" office:value-type="float" office:value="-4309" calcext:value-type="float">
            <text:p>-4.31E+03</text:p>
          </table:table-cell>
          <table:table-cell table:formula="of:=([.Q7]-[.D7])/[.D7]" office:value-type="percentage" office:value="-22.0092637737689" calcext:value-type="percentage">
            <text:p>-2200.93%</text:p>
          </table:table-cell>
          <table:table-cell table:style-name="ce5" office:value-type="float" office:value="-6048" calcext:value-type="float">
            <text:p>-6.05E+03</text:p>
          </table:table-cell>
          <table:table-cell table:formula="of:=([.S7]-[.D7])/[.D7]" office:value-type="percentage" office:value="-30.4880546075085" calcext:value-type="percentage">
            <text:p>-3048.81%</text:p>
          </table:table-cell>
        </table:table-row>
        <table:table-row table:style-name="ro1">
          <table:table-cell table:style-name="ce1" office:value-type="float" office:value="-0.001427" calcext:value-type="float">
            <text:p>-1.43E-03</text:p>
          </table:table-cell>
          <table:table-cell table:style-name="ce1" office:value-type="float" office:value="-0.00002394" calcext:value-type="float">
            <text:p>-2.39E-05</text:p>
          </table:table-cell>
          <table:table-cell table:style-name="ce1" office:value-type="float" office:value="0.0001881" calcext:value-type="float">
            <text:p>1.88E-04</text:p>
          </table:table-cell>
          <table:table-cell table:style-name="ce1" office:value-type="float" office:value="0.0003572" calcext:value-type="float">
            <text:p>3.57E-04</text:p>
          </table:table-cell>
          <table:table-cell table:style-name="ce1" office:value-type="float" office:value="0.0003538" calcext:value-type="float">
            <text:p>3.54E-04</text:p>
          </table:table-cell>
          <table:table-cell/>
          <table:table-cell table:style-name="ce5" office:value-type="float" office:value="0.0003572" calcext:value-type="float">
            <text:p>3.57E-04</text:p>
          </table:table-cell>
          <table:table-cell table:formula="of:=([.D8]-[.G8])/[.D8]" office:value-type="percentage" office:value="0" calcext:value-type="percentage">
            <text:p>0.00%</text:p>
          </table:table-cell>
          <table:table-cell table:style-name="ce5" office:value-type="float" office:value="0.0005519" calcext:value-type="float">
            <text:p>5.52E-04</text:p>
          </table:table-cell>
          <table:table-cell table:formula="of:=([.E8]-[.I8])/[.E8]" office:value-type="percentage" office:value="-0.55992085924251" calcext:value-type="percentage">
            <text:p>-55.99%</text:p>
          </table:table-cell>
          <table:table-cell table:style-name="ce5" office:value-type="float" office:value="0.0007887" calcext:value-type="float">
            <text:p>7.89E-04</text:p>
          </table:table-cell>
          <table:table-cell table:formula="of:=([.D8]-[.K8])/[.D8]" office:value-type="percentage" office:value="-1.20800671892497" calcext:value-type="percentage">
            <text:p>-120.80%</text:p>
          </table:table-cell>
          <table:table-cell table:style-name="ce5" office:value-type="float" office:value="-0.2989" calcext:value-type="float">
            <text:p>-2.99E-01</text:p>
          </table:table-cell>
          <table:table-cell table:style-name="ce8" table:formula="of:=([.D8]-[.M8])/[.D8]" office:value-type="float" office:value="837.786114221725" calcext:value-type="float">
            <text:p>837.786114221725</text:p>
          </table:table-cell>
          <table:table-cell table:style-name="ce5" office:value-type="float" office:value="-1.558" calcext:value-type="float">
            <text:p>-1.56E+00</text:p>
          </table:table-cell>
          <table:table-cell table:formula="of:=([.D8]-[.O8])/[.D8]" office:value-type="percentage" office:value="4362.70212765957" calcext:value-type="percentage">
            <text:p>436270.21%</text:p>
          </table:table-cell>
          <table:table-cell table:style-name="ce5" office:value-type="float" office:value="-0.005158" calcext:value-type="float">
            <text:p>-5.16E-03</text:p>
          </table:table-cell>
          <table:table-cell table:formula="of:=([.Q8]-[.D8])/[.D8]" office:value-type="percentage" office:value="-15.4400895856663" calcext:value-type="percentage">
            <text:p>-1544.01%</text:p>
          </table:table-cell>
          <table:table-cell table:style-name="ce5" office:value-type="float" office:value="-0.0008602" calcext:value-type="float">
            <text:p>-8.60E-04</text:p>
          </table:table-cell>
          <table:table-cell table:formula="of:=([.S8]-[.D8])/[.D8]" office:value-type="percentage" office:value="-3.40817469204927" calcext:value-type="percentage">
            <text:p>-340.82%</text:p>
          </table:table-cell>
        </table:table-row>
        <table:table-row table:style-name="ro1">
          <table:table-cell table:number-columns-repeated="2" table:style-name="ce1" office:value-type="float" office:value="18250" calcext:value-type="float">
            <text:p>1.83E+04</text:p>
          </table:table-cell>
          <table:table-cell table:style-name="ce1" office:value-type="float" office:value="18900" calcext:value-type="float">
            <text:p>1.89E+04</text:p>
          </table:table-cell>
          <table:table-cell table:style-name="ce1" office:value-type="float" office:value="18880" calcext:value-type="float">
            <text:p>1.89E+04</text:p>
          </table:table-cell>
          <table:table-cell table:style-name="ce1" office:value-type="float" office:value="18890" calcext:value-type="float">
            <text:p>1.89E+04</text:p>
          </table:table-cell>
          <table:table-cell/>
          <table:table-cell table:style-name="ce5" office:value-type="float" office:value="18880" calcext:value-type="float">
            <text:p>1.89E+04</text:p>
          </table:table-cell>
          <table:table-cell table:formula="of:=([.D9]-[.G9])/[.D9]" office:value-type="percentage" office:value="0" calcext:value-type="percentage">
            <text:p>0.00%</text:p>
          </table:table-cell>
          <table:table-cell table:style-name="ce5" office:value-type="float" office:value="18970" calcext:value-type="float">
            <text:p>1.90E+04</text:p>
          </table:table-cell>
          <table:table-cell table:formula="of:=([.E9]-[.I9])/[.E9]" office:value-type="percentage" office:value="-0.0042350449973531" calcext:value-type="percentage">
            <text:p>-0.42%</text:p>
          </table:table-cell>
          <table:table-cell table:style-name="ce5" office:value-type="float" office:value="19040" calcext:value-type="float">
            <text:p>1.90E+04</text:p>
          </table:table-cell>
          <table:table-cell table:formula="of:=([.D9]-[.K9])/[.D9]" office:value-type="percentage" office:value="-0.00847457627118644" calcext:value-type="percentage">
            <text:p>-0.85%</text:p>
          </table:table-cell>
          <table:table-cell table:style-name="ce5" office:value-type="float" office:value="-213100" calcext:value-type="float">
            <text:p>-2.13E+05</text:p>
          </table:table-cell>
          <table:table-cell table:style-name="ce8" table:formula="of:=([.D9]-[.M9])/[.D9]" office:value-type="float" office:value="12.2870762711864" calcext:value-type="float">
            <text:p>12.2870762711864</text:p>
          </table:table-cell>
          <table:table-cell table:style-name="ce5" office:value-type="float" office:value="-51010" calcext:value-type="float">
            <text:p>-5.10E+04</text:p>
          </table:table-cell>
          <table:table-cell table:formula="of:=([.D9]-[.O9])/[.D9]" office:value-type="percentage" office:value="3.70180084745763" calcext:value-type="percentage">
            <text:p>370.18%</text:p>
          </table:table-cell>
          <table:table-cell table:style-name="ce5" office:value-type="float" office:value="-159900" calcext:value-type="float">
            <text:p>-1.60E+05</text:p>
          </table:table-cell>
          <table:table-cell table:formula="of:=([.Q9]-[.D9])/[.D9]" office:value-type="percentage" office:value="-9.46927966101695" calcext:value-type="percentage">
            <text:p>-946.93%</text:p>
          </table:table-cell>
          <table:table-cell table:style-name="ce5" office:value-type="float" office:value="-169000" calcext:value-type="float">
            <text:p>-1.69E+05</text:p>
          </table:table-cell>
          <table:table-cell table:formula="of:=([.S9]-[.D9])/[.D9]" office:value-type="percentage" office:value="-9.95127118644068" calcext:value-type="percentage">
            <text:p>-995.13%</text:p>
          </table:table-cell>
        </table:table-row>
        <table:table-row table:style-name="ro1">
          <table:table-cell table:style-name="ce1" office:value-type="float" office:value="0.1038" calcext:value-type="float">
            <text:p>1.04E-01</text:p>
          </table:table-cell>
          <table:table-cell table:style-name="ce1" office:value-type="float" office:value="-0.005954" calcext:value-type="float">
            <text:p>-5.95E-03</text:p>
          </table:table-cell>
          <table:table-cell table:style-name="ce1" office:value-type="float" office:value="-0.02739" calcext:value-type="float">
            <text:p>-2.74E-02</text:p>
          </table:table-cell>
          <table:table-cell table:style-name="ce1" office:value-type="float" office:value="-0.04489" calcext:value-type="float">
            <text:p>-4.49E-02</text:p>
          </table:table-cell>
          <table:table-cell table:style-name="ce1" office:value-type="float" office:value="-0.04545" calcext:value-type="float">
            <text:p>-4.55E-02</text:p>
          </table:table-cell>
          <table:table-cell/>
          <table:table-cell table:style-name="ce5" office:value-type="float" office:value="-0.04489" calcext:value-type="float">
            <text:p>-4.49E-02</text:p>
          </table:table-cell>
          <table:table-cell table:formula="of:=([.D10]-[.G10])/[.D10]" office:value-type="percentage" office:value="-0" calcext:value-type="percentage">
            <text:p>0.00%</text:p>
          </table:table-cell>
          <table:table-cell table:style-name="ce5" office:value-type="float" office:value="-0.04785" calcext:value-type="float">
            <text:p>-4.79E-02</text:p>
          </table:table-cell>
          <table:table-cell table:formula="of:=([.E10]-[.I10])/[.E10]" office:value-type="percentage" office:value="-0.052805280528053" calcext:value-type="percentage">
            <text:p>-5.28%</text:p>
          </table:table-cell>
          <table:table-cell table:style-name="ce5" office:value-type="float" office:value="-0.04959" calcext:value-type="float">
            <text:p>-4.96E-02</text:p>
          </table:table-cell>
          <table:table-cell table:formula="of:=([.D10]-[.K10])/[.D10]" office:value-type="percentage" office:value="-0.104700378703497" calcext:value-type="percentage">
            <text:p>-10.47%</text:p>
          </table:table-cell>
          <table:table-cell table:style-name="ce5" office:value-type="float" office:value="5.359" calcext:value-type="float">
            <text:p>5.36E+00</text:p>
          </table:table-cell>
          <table:table-cell table:style-name="ce8" table:formula="of:=([.D10]-[.M10])/[.D10]" office:value-type="float" office:value="120.380708398307" calcext:value-type="float">
            <text:p>120.380708398307</text:p>
          </table:table-cell>
          <table:table-cell table:style-name="ce5" office:value-type="float" office:value="118.7" calcext:value-type="float">
            <text:p>1.19E+02</text:p>
          </table:table-cell>
          <table:table-cell table:formula="of:=([.D10]-[.O10])/[.D10]" office:value-type="percentage" office:value="2645.24147917131" calcext:value-type="percentage">
            <text:p>264524.15%</text:p>
          </table:table-cell>
          <table:table-cell table:style-name="ce5" office:value-type="float" office:value="0.3269" calcext:value-type="float">
            <text:p>3.27E-01</text:p>
          </table:table-cell>
          <table:table-cell table:formula="of:=([.Q10]-[.D10])/[.D10]" office:value-type="percentage" office:value="-8.28224548897305" calcext:value-type="percentage">
            <text:p>-828.22%</text:p>
          </table:table-cell>
          <table:table-cell table:style-name="ce5" office:value-type="float" office:value="0.2055" calcext:value-type="float">
            <text:p>2.06E-01</text:p>
          </table:table-cell>
          <table:table-cell table:formula="of:=([.S10]-[.D10])/[.D10]" office:value-type="percentage" office:value="-5.57785698373803" calcext:value-type="percentage">
            <text:p>-557.79%</text:p>
          </table:table-cell>
        </table:table-row>
        <table:table-row table:style-name="ro1">
          <table:table-cell table:style-name="ce1" office:value-type="float" office:value="-586.3" calcext:value-type="float">
            <text:p>-5.86E+02</text:p>
          </table:table-cell>
          <table:table-cell table:style-name="ce1" office:value-type="float" office:value="-608.8" calcext:value-type="float">
            <text:p>-6.09E+02</text:p>
          </table:table-cell>
          <table:table-cell table:style-name="ce1" office:value-type="float" office:value="-1120" calcext:value-type="float">
            <text:p>-1.12E+03</text:p>
          </table:table-cell>
          <table:table-cell table:style-name="ce1" office:value-type="float" office:value="-1130" calcext:value-type="float">
            <text:p>-1.13E+03</text:p>
          </table:table-cell>
          <table:table-cell table:style-name="ce1" office:value-type="float" office:value="-1299" calcext:value-type="float">
            <text:p>-1.30E+03</text:p>
          </table:table-cell>
          <table:table-cell/>
          <table:table-cell table:style-name="ce5" office:value-type="float" office:value="-1130" calcext:value-type="float">
            <text:p>-1.13E+03</text:p>
          </table:table-cell>
          <table:table-cell table:formula="of:=([.D11]-[.G11])/[.D11]" office:value-type="percentage" office:value="-0" calcext:value-type="percentage">
            <text:p>0.00%</text:p>
          </table:table-cell>
          <table:table-cell table:style-name="ce5" office:value-type="float" office:value="-1474" calcext:value-type="float">
            <text:p>-1.47E+03</text:p>
          </table:table-cell>
          <table:table-cell table:formula="of:=([.E11]-[.I11])/[.E11]" office:value-type="percentage" office:value="-0.134719014626636" calcext:value-type="percentage">
            <text:p>-13.47%</text:p>
          </table:table-cell>
          <table:table-cell table:style-name="ce5" office:value-type="float" office:value="-1840" calcext:value-type="float">
            <text:p>-1.84E+03</text:p>
          </table:table-cell>
          <table:table-cell table:formula="of:=([.D11]-[.K11])/[.D11]" office:value-type="percentage" office:value="-0.628318584070796" calcext:value-type="percentage">
            <text:p>-62.83%</text:p>
          </table:table-cell>
          <table:table-cell table:style-name="ce5" office:value-type="float" office:value="391800" calcext:value-type="float">
            <text:p>3.92E+05</text:p>
          </table:table-cell>
          <table:table-cell table:style-name="ce8" table:formula="of:=([.D11]-[.M11])/[.D11]" office:value-type="float" office:value="347.725663716814" calcext:value-type="float">
            <text:p>347.725663716814</text:p>
          </table:table-cell>
          <table:table-cell table:style-name="ce5" office:value-type="float" office:value="1415000" calcext:value-type="float">
            <text:p>1.42E+06</text:p>
          </table:table-cell>
          <table:table-cell table:formula="of:=([.D11]-[.O11])/[.D11]" office:value-type="percentage" office:value="1253.21238938053" calcext:value-type="percentage">
            <text:p>125321.24%</text:p>
          </table:table-cell>
          <table:table-cell table:style-name="ce5" office:value-type="float" office:value="32920" calcext:value-type="float">
            <text:p>3.29E+04</text:p>
          </table:table-cell>
          <table:table-cell table:formula="of:=([.Q11]-[.D11])/[.D11]" office:value-type="percentage" office:value="-30.1327433628319" calcext:value-type="percentage">
            <text:p>-3013.27%</text:p>
          </table:table-cell>
          <table:table-cell table:style-name="ce5" office:value-type="float" office:value="32050" calcext:value-type="float">
            <text:p>3.21E+04</text:p>
          </table:table-cell>
          <table:table-cell table:formula="of:=([.S11]-[.D11])/[.D11]" office:value-type="percentage" office:value="-29.3628318584071" calcext:value-type="percentage">
            <text:p>-2936.28%</text:p>
          </table:table-cell>
        </table:table-row>
        <table:table-row table:style-name="ro1">
          <table:table-cell table:style-name="ce1" office:value-type="float" office:value="0.000114" calcext:value-type="float">
            <text:p>1.14E-04</text:p>
          </table:table-cell>
          <table:table-cell table:style-name="ce1" office:value-type="float" office:value="-0.0005127" calcext:value-type="float">
            <text:p>-5.13E-04</text:p>
          </table:table-cell>
          <table:table-cell table:style-name="ce1" office:value-type="float" office:value="-0.000389" calcext:value-type="float">
            <text:p>-3.89E-04</text:p>
          </table:table-cell>
          <table:table-cell table:style-name="ce1" office:value-type="float" office:value="-0.0003748" calcext:value-type="float">
            <text:p>-3.75E-04</text:p>
          </table:table-cell>
          <table:table-cell table:style-name="ce1" office:value-type="float" office:value="-0.0003709" calcext:value-type="float">
            <text:p>-3.71E-04</text:p>
          </table:table-cell>
          <table:table-cell/>
          <table:table-cell table:style-name="ce5" office:value-type="float" office:value="-0.0003748" calcext:value-type="float">
            <text:p>-3.75E-04</text:p>
          </table:table-cell>
          <table:table-cell table:formula="of:=([.D12]-[.G12])/[.D12]" office:value-type="percentage" office:value="-0" calcext:value-type="percentage">
            <text:p>0.00%</text:p>
          </table:table-cell>
          <table:table-cell table:style-name="ce5" office:value-type="float" office:value="-0.0003746" calcext:value-type="float">
            <text:p>-3.75E-04</text:p>
          </table:table-cell>
          <table:table-cell table:formula="of:=([.E12]-[.I12])/[.E12]" office:value-type="percentage" office:value="-0.00997573469937984" calcext:value-type="percentage">
            <text:p>-1.00%</text:p>
          </table:table-cell>
          <table:table-cell table:style-name="ce5" office:value-type="float" office:value="-0.0003259" calcext:value-type="float">
            <text:p>-3.26E-04</text:p>
          </table:table-cell>
          <table:table-cell table:formula="of:=([.D12]-[.K12])/[.D12]" office:value-type="percentage" office:value="0.130469583778015" calcext:value-type="percentage">
            <text:p>13.05%</text:p>
          </table:table-cell>
          <table:table-cell table:style-name="ce5" office:value-type="float" office:value="0.05164" calcext:value-type="float">
            <text:p>5.16E-02</text:p>
          </table:table-cell>
          <table:table-cell table:style-name="ce8" table:formula="of:=([.D12]-[.M12])/[.D12]" office:value-type="float" office:value="138.78014941302" calcext:value-type="float">
            <text:p>138.78014941302</text:p>
          </table:table-cell>
          <table:table-cell table:style-name="ce5" office:value-type="float" office:value="1.073" calcext:value-type="float">
            <text:p>1.07E+00</text:p>
          </table:table-cell>
          <table:table-cell table:formula="of:=([.D12]-[.O12])/[.D12]" office:value-type="percentage" office:value="2863.86019210245" calcext:value-type="percentage">
            <text:p>286386.02%</text:p>
          </table:table-cell>
          <table:table-cell table:style-name="ce5" office:value-type="float" office:value="0.006471" calcext:value-type="float">
            <text:p>6.47E-03</text:p>
          </table:table-cell>
          <table:table-cell table:formula="of:=([.Q12]-[.D12])/[.D12]" office:value-type="percentage" office:value="-18.2652081109925" calcext:value-type="percentage">
            <text:p>-1826.52%</text:p>
          </table:table-cell>
          <table:table-cell table:style-name="ce5" office:value-type="float" office:value="0.007341" calcext:value-type="float">
            <text:p>7.34E-03</text:p>
          </table:table-cell>
          <table:table-cell table:formula="of:=([.S12]-[.D12])/[.D12]" office:value-type="percentage" office:value="-20.5864461045891" calcext:value-type="percentage">
            <text:p>-2058.64%</text:p>
          </table:table-cell>
        </table:table-row>
        <table:table-row table:style-name="ro1">
          <table:table-cell office:value-type="float" office:value="-0.0147" calcext:value-type="float">
            <text:p>-0.0147</text:p>
          </table:table-cell>
          <table:table-cell office:value-type="float" office:value="-0.0145" calcext:value-type="float">
            <text:p>-0.0145</text:p>
          </table:table-cell>
          <table:table-cell table:number-columns-repeated="3" office:value-type="float" office:value="-0.0149" calcext:value-type="float">
            <text:p>-0.0149</text:p>
          </table:table-cell>
          <table:table-cell/>
          <table:table-cell table:style-name="ce5" office:value-type="float" office:value="-0.0149" calcext:value-type="float">
            <text:p>-1.49E-02</text:p>
          </table:table-cell>
          <table:table-cell table:formula="of:=([.D13]-[.G13])/[.D13]" office:value-type="percentage" office:value="-0" calcext:value-type="percentage">
            <text:p>0.00%</text:p>
          </table:table-cell>
          <table:table-cell office:value-type="float" office:value="-0.0151" calcext:value-type="float">
            <text:p>-0.0151</text:p>
          </table:table-cell>
          <table:table-cell table:formula="of:=([.E13]-[.I13])/[.E13]" office:value-type="percentage" office:value="-0.0134228187919463" calcext:value-type="percentage">
            <text:p>-1.34%</text:p>
          </table:table-cell>
          <table:table-cell table:style-name="ce3" office:value-type="float" office:value="-0.0153" calcext:value-type="float">
            <text:p>-0.0153</text:p>
          </table:table-cell>
          <table:table-cell table:formula="of:=([.D13]-[.K13])/[.D13]" office:value-type="percentage" office:value="-0.0268456375838927" calcext:value-type="percentage">
            <text:p>-2.68%</text:p>
          </table:table-cell>
          <table:table-cell table:style-name="ce3" office:value-type="float" office:value="0.4678" calcext:value-type="float">
            <text:p>0.4678</text:p>
          </table:table-cell>
          <table:table-cell table:style-name="ce8" table:formula="of:=([.D13]-[.M13])/[.D13]" office:value-type="float" office:value="32.3959731543624" calcext:value-type="float">
            <text:p>32.3959731543624</text:p>
          </table:table-cell>
          <table:table-cell table:style-name="ce3" office:value-type="float" office:value="0.8026" calcext:value-type="float">
            <text:p>0.8026</text:p>
          </table:table-cell>
          <table:table-cell table:formula="of:=([.D13]-[.O13])/[.D13]" office:value-type="percentage" office:value="54.8657718120805" calcext:value-type="percentage">
            <text:p>5486.58%</text:p>
          </table:table-cell>
          <table:table-cell table:style-name="ce3" office:value-type="float" office:value="0.0419" calcext:value-type="float">
            <text:p>0.0419</text:p>
          </table:table-cell>
          <table:table-cell table:formula="of:=([.Q13]-[.D13])/[.D13]" office:value-type="percentage" office:value="-3.81208053691275" calcext:value-type="percentage">
            <text:p>-381.21%</text:p>
          </table:table-cell>
          <table:table-cell table:style-name="ce3" office:value-type="float" office:value="-0.0048" calcext:value-type="float">
            <text:p>-0.0048</text:p>
          </table:table-cell>
          <table:table-cell table:formula="of:=([.S13]-[.D13])/[.D13]" office:value-type="percentage" office:value="-0.677852348993289" calcext:value-type="percentage">
            <text:p>-67.79%</text:p>
          </table:table-cell>
        </table:table-row>
        <table:table-row table:style-name="ro1">
          <table:table-cell table:number-columns-repeated="5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D14]-[.G14])/[.D14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([.E14]-[.I14])/[.E14]" office:value-type="string" office:string-value="" calcext:value-type="error">
            <text:p>#DIV/0!</text:p>
          </table:table-cell>
          <table:table-cell table:style-name="ce3" office:value-type="float" office:value="0" calcext:value-type="float">
            <text:p>0</text:p>
          </table:table-cell>
          <table:table-cell table:formula="of:=([.D14]-[.K14])/[.D14]" office:value-type="string" office:string-value="" calcext:value-type="error">
            <text:p>#DIV/0!</text:p>
          </table:table-cell>
          <table:table-cell table:style-name="ce3" office:value-type="float" office:value="-0" calcext:value-type="float">
            <text:p>0</text:p>
          </table:table-cell>
          <table:table-cell table:style-name="ce8" table:formula="of:=([.D14]-[.M14])/[.D14]" office:value-type="string" office:string-value="" calcext:value-type="error">
            <text:p>#DIV/0!</text:p>
          </table:table-cell>
          <table:table-cell table:style-name="ce3" office:value-type="float" office:value="-0.0001" calcext:value-type="float">
            <text:p>-0.0001</text:p>
          </table:table-cell>
          <table:table-cell table:formula="of:=([.D14]-[.O14])/[.D14]" office:value-type="string" office:string-value="" calcext:value-type="error">
            <text:p>#DIV/0!</text:p>
          </table:table-cell>
          <table:table-cell table:style-name="ce3" office:value-type="float" office:value="-0" calcext:value-type="float">
            <text:p>0</text:p>
          </table:table-cell>
          <table:table-cell table:formula="of:=([.Q14]-[.D14])/[.D14]" office:value-type="string" office:string-value="" calcext:value-type="error">
            <text:p>#DIV/0!</text:p>
          </table:table-cell>
          <table:table-cell table:style-name="ce3" office:value-type="float" office:value="-0" calcext:value-type="float">
            <text:p>0</text:p>
          </table:table-cell>
          <table:table-cell table:formula="of:=([.S14]-[.D14])/[.D1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5996" calcext:value-type="float">
            <text:p>0.5996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621" calcext:value-type="float">
            <text:p>0.621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6207" calcext:value-type="float">
            <text:p>0.6207</text:p>
          </table:table-cell>
          <table:table-cell/>
          <table:table-cell office:value-type="float" office:value="0.6203" calcext:value-type="float">
            <text:p>0.6203</text:p>
          </table:table-cell>
          <table:table-cell table:formula="of:=([.D15]-[.G15])/[.D15]" office:value-type="percentage" office:value="0" calcext:value-type="percentage">
            <text:p>0.00%</text:p>
          </table:table-cell>
          <table:table-cell office:value-type="float" office:value="0.6231" calcext:value-type="float">
            <text:p>0.6231</text:p>
          </table:table-cell>
          <table:table-cell table:formula="of:=([.E15]-[.I15])/[.E15]" office:value-type="percentage" office:value="-0.00386660222329621" calcext:value-type="percentage">
            <text:p>-0.39%</text:p>
          </table:table-cell>
          <table:table-cell table:style-name="ce3" office:value-type="float" office:value="0.6256" calcext:value-type="float">
            <text:p>0.6256</text:p>
          </table:table-cell>
          <table:table-cell table:formula="of:=([.D15]-[.K15])/[.D15]" office:value-type="percentage" office:value="-0.00854425278091241" calcext:value-type="percentage">
            <text:p>-0.85%</text:p>
          </table:table-cell>
          <table:table-cell table:style-name="ce3" office:value-type="float" office:value="-6.9904" calcext:value-type="float">
            <text:p>-6.9904</text:p>
          </table:table-cell>
          <table:table-cell table:style-name="ce8" table:formula="of:=([.D15]-[.M15])/[.D15]" office:value-type="float" office:value="12.2693857810737" calcext:value-type="float">
            <text:p>12.2693857810737</text:p>
          </table:table-cell>
          <table:table-cell table:style-name="ce3" office:value-type="float" office:value="-1.649" calcext:value-type="float">
            <text:p>-1.649</text:p>
          </table:table-cell>
          <table:table-cell table:formula="of:=([.D15]-[.O15])/[.D15]" office:value-type="percentage" office:value="3.65839110108012" calcext:value-type="percentage">
            <text:p>365.84%</text:p>
          </table:table-cell>
          <table:table-cell table:style-name="ce3" office:value-type="float" office:value="-5.2568" calcext:value-type="float">
            <text:p>-5.2568</text:p>
          </table:table-cell>
          <table:table-cell table:formula="of:=([.Q15]-[.D15])/[.D15]" office:value-type="percentage" office:value="-9.47460906013219" calcext:value-type="percentage">
            <text:p>-947.46%</text:p>
          </table:table-cell>
          <table:table-cell table:style-name="ce3" office:value-type="float" office:value="-5.5568" calcext:value-type="float">
            <text:p>-5.5568</text:p>
          </table:table-cell>
          <table:table-cell table:formula="of:=([.S15]-[.D15])/[.D15]" office:value-type="percentage" office:value="-9.95824600999516" calcext:value-type="percentage">
            <text:p>-995.82%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68" calcext:value-type="float">
            <text:p>0.0068</text:p>
          </table:table-cell>
          <table:table-cell/>
          <table:table-cell office:value-type="float" office:value="0.0067" calcext:value-type="float">
            <text:p>0.0067</text:p>
          </table:table-cell>
          <table:table-cell table:formula="of:=([.D16]-[.G16])/[.D16]" office:value-type="percentage" office:value="0" calcext:value-type="percentage">
            <text:p>0.00%</text:p>
          </table:table-cell>
          <table:table-cell office:value-type="float" office:value="0.0067" calcext:value-type="float">
            <text:p>0.0067</text:p>
          </table:table-cell>
          <table:table-cell table:formula="of:=([.E16]-[.I16])/[.E16]" office:value-type="percentage" office:value="0.0147058823529412" calcext:value-type="percentage">
            <text:p>1.47%</text:p>
          </table:table-cell>
          <table:table-cell table:style-name="ce3" office:value-type="float" office:value="0.0066" calcext:value-type="float">
            <text:p>0.0066</text:p>
          </table:table-cell>
          <table:table-cell table:formula="of:=([.D16]-[.K16])/[.D16]" office:value-type="percentage" office:value="0.0149253731343284" calcext:value-type="percentage">
            <text:p>1.49%</text:p>
          </table:table-cell>
          <table:table-cell table:style-name="ce3" office:value-type="float" office:value="0.2236" calcext:value-type="float">
            <text:p>0.2236</text:p>
          </table:table-cell>
          <table:table-cell table:style-name="ce8" table:formula="of:=([.D16]-[.M16])/[.D16]" office:value-type="float" office:value="-32.3731343283582" calcext:value-type="float">
            <text:p>-32.3731343283582</text:p>
          </table:table-cell>
          <table:table-cell table:style-name="ce3" office:value-type="float" office:value="0.7446" calcext:value-type="float">
            <text:p>0.7446</text:p>
          </table:table-cell>
          <table:table-cell table:formula="of:=([.D16]-[.O16])/[.D16]" office:value-type="percentage" office:value="-110.134328358209" calcext:value-type="percentage">
            <text:p>-11013.43%</text:p>
          </table:table-cell>
          <table:table-cell table:style-name="ce3" office:value-type="float" office:value="-0.1416" calcext:value-type="float">
            <text:p>-0.1416</text:p>
          </table:table-cell>
          <table:table-cell table:formula="of:=([.Q16]-[.D16])/[.D16]" office:value-type="percentage" office:value="-22.134328358209" calcext:value-type="percentage">
            <text:p>-2213.43%</text:p>
          </table:table-cell>
          <table:table-cell table:style-name="ce3" office:value-type="float" office:value="-0.1987" calcext:value-type="float">
            <text:p>-0.1987</text:p>
          </table:table-cell>
          <table:table-cell table:formula="of:=([.S16]-[.D16])/[.D16]" office:value-type="percentage" office:value="-30.6567164179105" calcext:value-type="percentage">
            <text:p>-3065.67%</text:p>
          </table:table-cell>
        </table:table-row>
        <table:table-row table:style-name="ro1">
          <table:table-cell table:number-columns-repeated="5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D17]-[.G17])/[.D1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([.E17]-[.I17])/[.E17]" office:value-type="string" office:string-value="" calcext:value-type="error">
            <text:p>#DIV/0!</text:p>
          </table:table-cell>
          <table:table-cell table:style-name="ce3" office:value-type="float" office:value="0" calcext:value-type="float">
            <text:p>0</text:p>
          </table:table-cell>
          <table:table-cell table:formula="of:=([.D17]-[.K17])/[.D17]" office:value-type="string" office:string-value="" calcext:value-type="error">
            <text:p>#DIV/0!</text:p>
          </table:table-cell>
          <table:table-cell table:style-name="ce3" office:value-type="float" office:value="-0" calcext:value-type="float">
            <text:p>0</text:p>
          </table:table-cell>
          <table:table-cell table:style-name="ce8" table:formula="of:=([.D17]-[.M17])/[.D17]" office:value-type="string" office:string-value="" calcext:value-type="error">
            <text:p>#DIV/0!</text:p>
          </table:table-cell>
          <table:table-cell table:style-name="ce3" office:value-type="float" office:value="-0.0001" calcext:value-type="float">
            <text:p>-0.0001</text:p>
          </table:table-cell>
          <table:table-cell table:formula="of:=([.D17]-[.O17])/[.D17]" office:value-type="string" office:string-value="" calcext:value-type="error">
            <text:p>#DIV/0!</text:p>
          </table:table-cell>
          <table:table-cell table:style-name="ce3" office:value-type="float" office:value="-0" calcext:value-type="float">
            <text:p>0</text:p>
          </table:table-cell>
          <table:table-cell table:formula="of:=([.Q17]-[.D17])/[.D17]" office:value-type="string" office:string-value="" calcext:value-type="error">
            <text:p>#DIV/0!</text:p>
          </table:table-cell>
          <table:table-cell table:style-name="ce3" office:value-type="float" office:value="-0" calcext:value-type="float">
            <text:p>0</text:p>
          </table:table-cell>
          <table:table-cell table:formula="of:=([.S17]-[.D17])/[.D1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5998" calcext:value-type="float">
            <text:p>0.5998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6208" calcext:value-type="float">
            <text:p>0.6208</text:p>
          </table:table-cell>
          <table:table-cell/>
          <table:table-cell office:value-type="float" office:value="0.6204" calcext:value-type="float">
            <text:p>0.6204</text:p>
          </table:table-cell>
          <table:table-cell table:formula="of:=([.D18]-[.G18])/[.D18]" office:value-type="percentage" office:value="0" calcext:value-type="percentage">
            <text:p>0.00%</text:p>
          </table:table-cell>
          <table:table-cell office:value-type="float" office:value="0.6233" calcext:value-type="float">
            <text:p>0.6233</text:p>
          </table:table-cell>
          <table:table-cell table:formula="of:=([.E18]-[.I18])/[.E18]" office:value-type="percentage" office:value="-0.0040270618556702" calcext:value-type="percentage">
            <text:p>-0.40%</text:p>
          </table:table-cell>
          <table:table-cell table:style-name="ce3" office:value-type="float" office:value="0.6258" calcext:value-type="float">
            <text:p>0.6258</text:p>
          </table:table-cell>
          <table:table-cell table:formula="of:=([.D18]-[.K18])/[.D18]" office:value-type="percentage" office:value="-0.00870406189555119" calcext:value-type="percentage">
            <text:p>-0.87%</text:p>
          </table:table-cell>
          <table:table-cell table:style-name="ce3" office:value-type="float" office:value="-7.0025" calcext:value-type="float">
            <text:p>-7.0025</text:p>
          </table:table-cell>
          <table:table-cell table:style-name="ce8" table:formula="of:=([.D18]-[.M18])/[.D18]" office:value-type="float" office:value="12.2870728562218" calcext:value-type="float">
            <text:p>12.2870728562218</text:p>
          </table:table-cell>
          <table:table-cell table:style-name="ce3" office:value-type="float" office:value="-1.676" calcext:value-type="float">
            <text:p>-1.676</text:p>
          </table:table-cell>
          <table:table-cell table:formula="of:=([.D18]-[.O18])/[.D18]" office:value-type="percentage" office:value="3.70148291424887" calcext:value-type="percentage">
            <text:p>370.15%</text:p>
          </table:table-cell>
          <table:table-cell table:style-name="ce3" office:value-type="float" office:value="-5.255" calcext:value-type="float">
            <text:p>-5.255</text:p>
          </table:table-cell>
          <table:table-cell table:formula="of:=([.Q18]-[.D18])/[.D18]" office:value-type="percentage" office:value="-9.47034171502257" calcext:value-type="percentage">
            <text:p>-947.03%</text:p>
          </table:table-cell>
          <table:table-cell table:style-name="ce3" office:value-type="float" office:value="-5.5533" calcext:value-type="float">
            <text:p>-5.5533</text:p>
          </table:table-cell>
          <table:table-cell table:formula="of:=([.S18]-[.D18])/[.D18]" office:value-type="percentage" office:value="-9.95116054158607" calcext:value-type="percentage">
            <text:p>-995.12%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-0" calcext:value-type="float">
            <text:p>0</text:p>
          </table:table-cell>
          <table:table-cell table:formula="of:=([.D19]-[.G19])/[.D19]" office:value-type="string" office:string-value="" calcext:value-type="error">
            <text:p>#DIV/0!</text:p>
          </table:table-cell>
          <table:table-cell office:value-type="float" office:value="-0" calcext:value-type="float">
            <text:p>0</text:p>
          </table:table-cell>
          <table:table-cell table:formula="of:=([.E19]-[.I19])/[.E19]" office:value-type="string" office:string-value="" calcext:value-type="error">
            <text:p>#DIV/0!</text:p>
          </table:table-cell>
          <table:table-cell table:style-name="ce3" office:value-type="float" office:value="-0" calcext:value-type="float">
            <text:p>0</text:p>
          </table:table-cell>
          <table:table-cell table:formula="of:=([.D19]-[.K19])/[.D19]" office:value-type="string" office:string-value="" calcext:value-type="error">
            <text:p>#DIV/0!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8" table:formula="of:=([.D19]-[.M19])/[.D19]" office:value-type="string" office:string-value="" calcext:value-type="error">
            <text:p>#DIV/0!</text:p>
          </table:table-cell>
          <table:table-cell table:style-name="ce3" office:value-type="float" office:value="0.0022" calcext:value-type="float">
            <text:p>0.0022</text:p>
          </table:table-cell>
          <table:table-cell table:formula="of:=([.D19]-[.O19])/[.D19]" office:value-type="string" office:string-value="" calcext:value-type="error">
            <text:p>#DIV/0!</text:p>
          </table:table-cell>
          <table:table-cell table:style-name="ce3" office:value-type="float" office:value="0" calcext:value-type="float">
            <text:p>0</text:p>
          </table:table-cell>
          <table:table-cell table:formula="of:=([.Q19]-[.D19])/[.D19]" office:value-type="string" office:string-value="" calcext:value-type="error">
            <text:p>#DIV/0!</text:p>
          </table:table-cell>
          <table:table-cell table:style-name="ce3" office:value-type="float" office:value="0" calcext:value-type="float">
            <text:p>0</text:p>
          </table:table-cell>
          <table:table-cell table:formula="of:=([.S19]-[.D19])/[.D1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-0.0107" calcext:value-type="float">
            <text:p>-0.0107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204" calcext:value-type="float">
            <text:p>-0.0204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-0.0237" calcext:value-type="float">
            <text:p>-0.0237</text:p>
          </table:table-cell>
          <table:table-cell/>
          <table:table-cell office:value-type="float" office:value="-0.0206" calcext:value-type="float">
            <text:p>-0.0206</text:p>
          </table:table-cell>
          <table:table-cell table:formula="of:=([.D20]-[.G20])/[.D20]" office:value-type="percentage" office:value="-0" calcext:value-type="percentage">
            <text:p>0.00%</text:p>
          </table:table-cell>
          <table:table-cell office:value-type="float" office:value="-0.0269" calcext:value-type="float">
            <text:p>-0.0269</text:p>
          </table:table-cell>
          <table:table-cell table:formula="of:=([.E20]-[.I20])/[.E20]" office:value-type="percentage" office:value="-0.135021097046413" calcext:value-type="percentage">
            <text:p>-13.50%</text:p>
          </table:table-cell>
          <table:table-cell table:style-name="ce3" office:value-type="float" office:value="-0.0336" calcext:value-type="float">
            <text:p>-0.0336</text:p>
          </table:table-cell>
          <table:table-cell table:formula="of:=([.D20]-[.K20])/[.D20]" office:value-type="percentage" office:value="-0.631067961165049" calcext:value-type="percentage">
            <text:p>-63.11%</text:p>
          </table:table-cell>
          <table:table-cell table:style-name="ce3" office:value-type="float" office:value="7.1482" calcext:value-type="float">
            <text:p>7.1482</text:p>
          </table:table-cell>
          <table:table-cell table:style-name="ce8" table:formula="of:=([.D20]-[.M20])/[.D20]" office:value-type="float" office:value="348" calcext:value-type="float">
            <text:p>348</text:p>
          </table:table-cell>
          <table:table-cell table:style-name="ce3" office:value-type="float" office:value="25.8101" calcext:value-type="float">
            <text:p>25.8101</text:p>
          </table:table-cell>
          <table:table-cell table:formula="of:=([.D20]-[.O20])/[.D20]" office:value-type="percentage" office:value="1253.91747572816" calcext:value-type="percentage">
            <text:p>125391.75%</text:p>
          </table:table-cell>
          <table:table-cell table:style-name="ce3" office:value-type="float" office:value="0.6007" calcext:value-type="float">
            <text:p>0.6007</text:p>
          </table:table-cell>
          <table:table-cell table:formula="of:=([.Q20]-[.D20])/[.D20]" office:value-type="percentage" office:value="-30.1601941747573" calcext:value-type="percentage">
            <text:p>-3016.02%</text:p>
          </table:table-cell>
          <table:table-cell table:style-name="ce3" office:value-type="float" office:value="0.5847" calcext:value-type="float">
            <text:p>0.5847</text:p>
          </table:table-cell>
          <table:table-cell table:formula="of:=([.S20]-[.D20])/[.D20]" office:value-type="percentage" office:value="-29.3834951456311" calcext:value-type="percentage">
            <text:p>-2938.35%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table:style-name="ce4" office:value-type="float" office:value="-0" calcext:value-type="float">
            <text:p>0</text:p>
          </table:table-cell>
          <table:table-cell table:style-name="ce11" table:formula="of:=([.D21]-[.G21])/[.D21]" office:value-type="string" office:string-value="" calcext:value-type="error">
            <text:p>#DIV/0!</text:p>
          </table:table-cell>
          <table:table-cell table:style-name="ce4" office:value-type="float" office:value="-0" calcext:value-type="float">
            <text:p>0</text:p>
          </table:table-cell>
          <table:table-cell table:style-name="ce11" table:formula="of:=([.E21]-[.I21])/[.E21]" office:value-type="string" office:string-value="" calcext:value-type="error">
            <text:p>#DIV/0!</text:p>
          </table:table-cell>
          <table:table-cell table:style-name="ce4" office:value-type="float" office:value="-0" calcext:value-type="float">
            <text:p>0</text:p>
          </table:table-cell>
          <table:table-cell table:style-name="ce11" table:formula="of:=([.D21]-[.K21])/[.D21]" office:value-type="string" office:string-value="" calcext:value-type="error">
            <text:p>#DIV/0!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([.D21]-[.M21])/[.D21]" office:value-type="string" office:string-value="" calcext:value-type="error">
            <text:p>#DIV/0!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([.D21]-[.O21])/[.D21]" office:value-type="string" office:string-value="" calcext:value-type="error">
            <text:p>#DIV/0!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([.Q21]-[.D21])/[.D21]" office:value-type="string" office:string-value="" calcext:value-type="error">
            <text:p>#DIV/0!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([.S21]-[.D21])/[.D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Shape_2</text:p>
          </table:table-cell>
          <table:table-cell table:style-name="ce7"/>
          <table:table-cell table:style-name="ce2" office:value-type="string" calcext:value-type="string">
            <text:p>Shape_2</text:p>
          </table:table-cell>
          <table:table-cell table:style-name="ce7"/>
          <table:table-cell table:style-name="ce2" office:value-type="string" calcext:value-type="string">
            <text:p>RBF</text:p>
          </table:table-cell>
          <table:table-cell table:style-name="ce7" office:value-type="string" calcext:value-type="string">
            <text:p>RBF Error</text:p>
          </table:table-cell>
          <table:table-cell table:style-name="ce2" office:value-type="string" calcext:value-type="string">
            <text:p>RBF</text:p>
          </table:table-cell>
          <table:table-cell table:style-name="ce7" office:value-type="string" calcext:value-type="string">
            <text:p>RBF Error</text:p>
          </table:table-cell>
          <table:table-cell table:style-name="ce2" office:value-type="string" calcext:value-type="string">
            <text:p>RBF</text:p>
          </table:table-cell>
          <table:table-cell table:style-name="ce7" office:value-type="string" calcext:value-type="string">
            <text:p>RBF Error</text:p>
          </table:table-cell>
          <table:table-cell table:style-name="ce2" office:value-type="string" calcext:value-type="string">
            <text:p>RBF</text:p>
          </table:table-cell>
          <table:table-cell table:style-name="ce7" office:value-type="string" calcext:value-type="string">
            <text:p>RBF Error</text:p>
          </table:table-cell>
          <table:table-cell table:style-name="ce2" office:value-type="string" calcext:value-type="string">
            <text:p>RBF</text:p>
          </table:table-cell>
          <table:table-cell table:style-name="ce7" office:value-type="string" calcext:value-type="string">
            <text:p>RBF Erro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 = 0.0</text:p>
          </table:table-cell>
          <table:table-cell table:style-name="ce8" office:value-type="string" calcext:value-type="string">
            <text:p>“ C = 10 “</text:p>
          </table:table-cell>
          <table:table-cell office:value-type="string" calcext:value-type="string">
            <text:p>M = 0.0</text:p>
          </table:table-cell>
          <table:table-cell table:style-name="ce8" office:value-type="string" calcext:value-type="string">
            <text:p>“ C = 5 “</text:p>
          </table:table-cell>
          <table:table-cell table:style-name="ce3" office:value-type="string" calcext:value-type="string">
            <text:p>“ C = 5 “</text:p>
          </table:table-cell>
          <table:table-cell table:style-name="ce8" office:value-type="string" calcext:value-type="string">
            <text:p>Eps = 5e-2</text:p>
          </table:table-cell>
          <table:table-cell table:style-name="ce3" office:value-type="string" calcext:value-type="string">
            <text:p>“ C = 10 “</text:p>
          </table:table-cell>
          <table:table-cell table:style-name="ce8" office:value-type="string" calcext:value-type="string">
            <text:p>Eps = 5e-2</text:p>
          </table:table-cell>
          <table:table-cell table:style-name="ce3" office:value-type="string" calcext:value-type="string">
            <text:p>“ C = 10 “</text:p>
          </table:table-cell>
          <table:table-cell table:style-name="ce8" office:value-type="string" calcext:value-type="string">
            <text:p>Eps = 5e-3</text:p>
          </table:table-cell>
          <table:table-cell table:style-name="ce3" office:value-type="string" calcext:value-type="string">
            <text:p>“ C = 10 “</text:p>
          </table:table-cell>
          <table:table-cell table:style-name="ce8" office:value-type="string" calcext:value-type="string">
            <text:p>Eps = 5e-4</text:p>
          </table:table-cell>
          <table:table-cell table:style-name="ce3" office:value-type="string" calcext:value-type="string">
            <text:p>“ C = 10 “</text:p>
          </table:table-cell>
          <table:table-cell table:style-name="ce8" office:value-type="string" calcext:value-type="string">
            <text:p>Eps = 5e-4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Cst2 = 5e-4</text:p>
          </table:table-cell>
          <table:table-cell table:style-name="ce9" office:value-type="string" calcext:value-type="string">
            <text:p>“ S = 20 “</text:p>
          </table:table-cell>
          <table:table-cell table:style-name="ce4" office:value-type="string" calcext:value-type="string">
            <text:p>Cst2 = 5e-4</text:p>
          </table:table-cell>
          <table:table-cell table:style-name="ce9" office:value-type="string" calcext:value-type="string">
            <text:p>“ S = 10 “</text:p>
          </table:table-cell>
          <table:table-cell table:style-name="ce4" office:value-type="string" calcext:value-type="string">
            <text:p>“ S = 10“</text:p>
          </table:table-cell>
          <table:table-cell table:style-name="ce9"/>
          <table:table-cell table:style-name="ce4" office:value-type="string" calcext:value-type="string">
            <text:p>“ S = 20 “</text:p>
          </table:table-cell>
          <table:table-cell table:style-name="ce9"/>
          <table:table-cell table:style-name="ce4" office:value-type="string" calcext:value-type="string">
            <text:p>“ S = 20 “</text:p>
          </table:table-cell>
          <table:table-cell table:style-name="ce9"/>
          <table:table-cell table:style-name="ce4" office:value-type="string" calcext:value-type="string">
            <text:p>“ S = 20 “</text:p>
          </table:table-cell>
          <table:table-cell table:style-name="ce9"/>
          <table:table-cell table:style-name="ce4" office:value-type="string" calcext:value-type="string">
            <text:p>“ S = 40 “</text:p>
          </table:table-cell>
          <table:table-cell table:style-name="ce9"/>
        </table:table-row>
        <table:table-row table:style-name="ro1">
          <table:table-cell table:number-columns-repeated="6"/>
          <table:table-cell table:style-name="ce6" office:value-type="float" office:value="-148" calcext:value-type="float">
            <text:p>-1.48E+02</text:p>
          </table:table-cell>
          <table:table-cell table:style-name="ce7"/>
          <table:table-cell table:style-name="ce6" office:value-type="float" office:value="-403" calcext:value-type="float">
            <text:p>-4.03E+02</text:p>
          </table:table-cell>
          <table:table-cell table:style-name="ce7"/>
          <table:table-cell table:style-name="ce6" office:value-type="float" office:value="-326.1" calcext:value-type="float">
            <text:p>-3.26E+02</text:p>
          </table:table-cell>
          <table:table-cell table:style-name="ce23" table:formula="of:=([.K25]-[.A4])/[.A4]" office:value-type="percentage" office:value="-0.272585322328798" calcext:value-type="percentage">
            <text:p>-27.26%</text:p>
          </table:table-cell>
          <table:table-cell table:style-name="ce6" office:value-type="float" office:value="-490.1" calcext:value-type="float">
            <text:p>-4.90E+02</text:p>
          </table:table-cell>
          <table:table-cell table:style-name="ce23" table:formula="of:=([.M25]-[.C4])/[.C4]" office:value-type="percentage" office:value="0.0788025533788245" calcext:value-type="percentage">
            <text:p>7.88%</text:p>
          </table:table-cell>
          <table:table-cell table:style-name="ce6" office:value-type="float" office:value="-443.5" calcext:value-type="float">
            <text:p>-4.44E+02</text:p>
          </table:table-cell>
          <table:table-cell table:style-name="ce23" table:formula="of:=([.O25]-[.C4])/[.C4]" office:value-type="percentage" office:value="-0.0237728373321595" calcext:value-type="percentage">
            <text:p>-2.38%</text:p>
          </table:table-cell>
          <table:table-cell table:style-name="ce6" office:value-type="float" office:value="-482.1" calcext:value-type="float">
            <text:p>-4.82E+02</text:p>
          </table:table-cell>
          <table:table-cell table:style-name="ce23" table:formula="of:=([.Q25]-[.C4])/[.C4]" office:value-type="percentage" office:value="0.0611930442438916" calcext:value-type="percentage">
            <text:p>6.12%</text:p>
          </table:table-cell>
          <table:table-cell table:style-name="ce6" office:value-type="float" office:value="-480.2" calcext:value-type="float">
            <text:p>-4.80E+02</text:p>
          </table:table-cell>
          <table:table-cell table:style-name="ce23" table:formula="of:=([.S25]-[.D4])/[.D4]" office:value-type="percentage" office:value="0.0577092511013214" calcext:value-type="percentage">
            <text:p>5.77%</text:p>
          </table:table-cell>
        </table:table-row>
        <table:table-row table:style-name="ro1">
          <table:table-cell table:number-columns-repeated="6"/>
          <table:table-cell table:style-name="ce5" office:value-type="float" office:value="-0.0004633" calcext:value-type="float">
            <text:p>-4.63E-04</text:p>
          </table:table-cell>
          <table:table-cell table:style-name="ce8"/>
          <table:table-cell table:style-name="ce5" office:value-type="float" office:value="-0.0007085" calcext:value-type="float">
            <text:p>-7.09E-04</text:p>
          </table:table-cell>
          <table:table-cell table:style-name="ce8"/>
          <table:table-cell table:style-name="ce5" office:value-type="float" office:value="-9.376" calcext:value-type="float">
            <text:p>-9.38E+00</text:p>
          </table:table-cell>
          <table:table-cell table:formula="of:=([.K26]-[.A5])/[.A5]" office:value-type="percentage" office:value="6569.42747021724" calcext:value-type="percentage">
            <text:p>656942.75%</text:p>
          </table:table-cell>
          <table:table-cell table:style-name="ce5" office:value-type="float" office:value="-25.45" calcext:value-type="float">
            <text:p>-2.55E+01</text:p>
          </table:table-cell>
          <table:table-cell table:style-name="ce10" table:formula="of:=([.M26]-[.C5])/[.C5]" office:value-type="percentage" office:value="-135301.372142477" calcext:value-type="percentage">
            <text:p>-13530137.21%</text:p>
          </table:table-cell>
          <table:table-cell table:style-name="ce5" office:value-type="float" office:value="-20.74" calcext:value-type="float">
            <text:p>-2.07E+01</text:p>
          </table:table-cell>
          <table:table-cell table:formula="of:=([.O26]-[.C5])/[.C5]" office:value-type="percentage" office:value="-110261.499734184" calcext:value-type="percentage">
            <text:p>-11026149.97%</text:p>
          </table:table-cell>
          <table:table-cell table:style-name="ce5" office:value-type="float" office:value="-18.15" calcext:value-type="float">
            <text:p>-1.82E+01</text:p>
          </table:table-cell>
          <table:table-cell table:formula="of:=([.Q26]-[.C5])/[.C5]" office:value-type="percentage" office:value="-96492.2280701754" calcext:value-type="percentage">
            <text:p>-9649222.81%</text:p>
          </table:table-cell>
          <table:table-cell table:style-name="ce5" office:value-type="float" office:value="-19.05" calcext:value-type="float">
            <text:p>-1.91E+01</text:p>
          </table:table-cell>
          <table:table-cell table:formula="of:=([.S26]-[.D5])/[.D5]" office:value-type="percentage" office:value="-53332.4669652856" calcext:value-type="percentage">
            <text:p>-5333246.70%</text:p>
          </table:table-cell>
        </table:table-row>
        <table:table-row table:style-name="ro1">
          <table:table-cell table:number-columns-repeated="6"/>
          <table:table-cell table:style-name="ce5" office:value-type="float" office:value="-161700" calcext:value-type="float">
            <text:p>-1.62E+05</text:p>
          </table:table-cell>
          <table:table-cell table:style-name="ce8"/>
          <table:table-cell table:style-name="ce5" office:value-type="float" office:value="-16800" calcext:value-type="float">
            <text:p>-1.68E+04</text:p>
          </table:table-cell>
          <table:table-cell table:style-name="ce8"/>
          <table:table-cell table:style-name="ce5" office:value-type="float" office:value="21900" calcext:value-type="float">
            <text:p>2.19E+04</text:p>
          </table:table-cell>
          <table:table-cell table:formula="of:=([.K27]-[.A6])/[.A6]" office:value-type="percentage" office:value="0.2" calcext:value-type="percentage">
            <text:p>20.00%</text:p>
          </table:table-cell>
          <table:table-cell table:style-name="ce5" office:value-type="float" office:value="21920" calcext:value-type="float">
            <text:p>2.19E+04</text:p>
          </table:table-cell>
          <table:table-cell table:style-name="ce10" table:formula="of:=([.M27]-[.C6])/[.C6]" office:value-type="percentage" office:value="0.15978835978836" calcext:value-type="percentage">
            <text:p>15.98%</text:p>
          </table:table-cell>
          <table:table-cell table:style-name="ce5" office:value-type="float" office:value="17780" calcext:value-type="float">
            <text:p>1.78E+04</text:p>
          </table:table-cell>
          <table:table-cell table:formula="of:=([.O27]-[.C6])/[.C6]" office:value-type="percentage" office:value="-0.0592592592592593" calcext:value-type="percentage">
            <text:p>-5.93%</text:p>
          </table:table-cell>
          <table:table-cell table:style-name="ce5" office:value-type="float" office:value="13120" calcext:value-type="float">
            <text:p>1.31E+04</text:p>
          </table:table-cell>
          <table:table-cell table:formula="of:=([.Q27]-[.C6])/[.C6]" office:value-type="percentage" office:value="-0.305820105820106" calcext:value-type="percentage">
            <text:p>-30.58%</text:p>
          </table:table-cell>
          <table:table-cell table:style-name="ce5" office:value-type="float" office:value="12830" calcext:value-type="float">
            <text:p>1.28E+04</text:p>
          </table:table-cell>
          <table:table-cell table:formula="of:=([.S27]-[.D6])/[.D6]" office:value-type="percentage" office:value="-0.320444915254237" calcext:value-type="percentage">
            <text:p>-32.04%</text:p>
          </table:table-cell>
        </table:table-row>
        <table:table-row table:style-name="ro1">
          <table:table-cell table:number-columns-repeated="6"/>
          <table:table-cell table:style-name="ce5" office:value-type="float" office:value="-5790" calcext:value-type="float">
            <text:p>-5.79E+03</text:p>
          </table:table-cell>
          <table:table-cell table:style-name="ce8"/>
          <table:table-cell table:style-name="ce5" office:value-type="float" office:value="-989.1" calcext:value-type="float">
            <text:p>-9.89E+02</text:p>
          </table:table-cell>
          <table:table-cell table:style-name="ce8"/>
          <table:table-cell table:style-name="ce5" office:value-type="float" office:value="438.4" calcext:value-type="float">
            <text:p>4.38E+02</text:p>
          </table:table-cell>
          <table:table-cell table:formula="of:=([.K28]-[.A7])/[.A7]" office:value-type="percentage" office:value="1.32203389830508" calcext:value-type="percentage">
            <text:p>132.20%</text:p>
          </table:table-cell>
          <table:table-cell table:style-name="ce5" office:value-type="float" office:value="275.3" calcext:value-type="float">
            <text:p>2.75E+02</text:p>
          </table:table-cell>
          <table:table-cell table:style-name="ce10" table:formula="of:=([.M28]-[.C7])/[.C7]" office:value-type="percentage" office:value="0.339007782101167" calcext:value-type="percentage">
            <text:p>33.90%</text:p>
          </table:table-cell>
          <table:table-cell table:style-name="ce5" office:value-type="float" office:value="177.2" calcext:value-type="float">
            <text:p>1.77E+02</text:p>
          </table:table-cell>
          <table:table-cell table:formula="of:=([.O28]-[.C7])/[.C7]" office:value-type="percentage" office:value="-0.138132295719844" calcext:value-type="percentage">
            <text:p>-13.81%</text:p>
          </table:table-cell>
          <table:table-cell table:style-name="ce5" office:value-type="float" office:value="-23.84" calcext:value-type="float">
            <text:p>-2.38E+01</text:p>
          </table:table-cell>
          <table:table-cell table:formula="of:=([.Q28]-[.C7])/[.C7]" office:value-type="percentage" office:value="-1.115953307393" calcext:value-type="percentage">
            <text:p>-111.60%</text:p>
          </table:table-cell>
          <table:table-cell table:style-name="ce5" office:value-type="float" office:value="-32.09" calcext:value-type="float">
            <text:p>-3.21E+01</text:p>
          </table:table-cell>
          <table:table-cell table:formula="of:=([.S28]-[.D7])/[.D7]" office:value-type="percentage" office:value="-1.1564602632862" calcext:value-type="percentage">
            <text:p>-115.65%</text:p>
          </table:table-cell>
        </table:table-row>
        <table:table-row table:style-name="ro1">
          <table:table-cell table:number-columns-repeated="6"/>
          <table:table-cell table:style-name="ce5" office:value-type="float" office:value="-0.0004633" calcext:value-type="float">
            <text:p>-4.63E-04</text:p>
          </table:table-cell>
          <table:table-cell table:style-name="ce8"/>
          <table:table-cell table:style-name="ce5" office:value-type="float" office:value="-0.0007085" calcext:value-type="float">
            <text:p>-7.09E-04</text:p>
          </table:table-cell>
          <table:table-cell table:style-name="ce8"/>
          <table:table-cell table:style-name="ce5" office:value-type="float" office:value="-9.376" calcext:value-type="float">
            <text:p>-9.38E+00</text:p>
          </table:table-cell>
          <table:table-cell table:formula="of:=([.K29]-[.A8])/[.A8]" office:value-type="percentage" office:value="6569.42747021724" calcext:value-type="percentage">
            <text:p>656942.75%</text:p>
          </table:table-cell>
          <table:table-cell table:style-name="ce5" office:value-type="float" office:value="-25.45" calcext:value-type="float">
            <text:p>-2.55E+01</text:p>
          </table:table-cell>
          <table:table-cell table:style-name="ce10" table:formula="of:=([.M29]-[.C8])/[.C8]" office:value-type="percentage" office:value="-135301.372142477" calcext:value-type="percentage">
            <text:p>-13530137.21%</text:p>
          </table:table-cell>
          <table:table-cell table:style-name="ce5" office:value-type="float" office:value="-20.74" calcext:value-type="float">
            <text:p>-2.07E+01</text:p>
          </table:table-cell>
          <table:table-cell table:formula="of:=([.O29]-[.C8])/[.C8]" office:value-type="percentage" office:value="-110261.499734184" calcext:value-type="percentage">
            <text:p>-11026149.97%</text:p>
          </table:table-cell>
          <table:table-cell table:style-name="ce5" office:value-type="float" office:value="-18.15" calcext:value-type="float">
            <text:p>-1.82E+01</text:p>
          </table:table-cell>
          <table:table-cell table:formula="of:=([.Q29]-[.C8])/[.C8]" office:value-type="percentage" office:value="-96492.2280701754" calcext:value-type="percentage">
            <text:p>-9649222.81%</text:p>
          </table:table-cell>
          <table:table-cell table:style-name="ce5" office:value-type="float" office:value="-19.05" calcext:value-type="float">
            <text:p>-1.91E+01</text:p>
          </table:table-cell>
          <table:table-cell table:formula="of:=([.S29]-[.D8])/[.D8]" office:value-type="percentage" office:value="-53332.4669652856" calcext:value-type="percentage">
            <text:p>-5333246.70%</text:p>
          </table:table-cell>
        </table:table-row>
        <table:table-row table:style-name="ro1">
          <table:table-cell office:value-type="string" calcext:value-type="string">
            <text:p>INFO:pytornado.aero.vlm:--&gt; Fx =</text:p>
          </table:table-cell>
          <table:table-cell table:number-columns-repeated="5"/>
          <table:table-cell table:style-name="ce5" office:value-type="float" office:value="-161600" calcext:value-type="float">
            <text:p>-1.62E+05</text:p>
          </table:table-cell>
          <table:table-cell table:style-name="ce8"/>
          <table:table-cell table:style-name="ce5" office:value-type="float" office:value="-16780" calcext:value-type="float">
            <text:p>-1.68E+04</text:p>
          </table:table-cell>
          <table:table-cell table:style-name="ce8"/>
          <table:table-cell table:style-name="ce5" office:value-type="float" office:value="21900" calcext:value-type="float">
            <text:p>2.19E+04</text:p>
          </table:table-cell>
          <table:table-cell table:formula="of:=([.K30]-[.A9])/[.A9]" office:value-type="percentage" office:value="0.2" calcext:value-type="percentage">
            <text:p>20.00%</text:p>
          </table:table-cell>
          <table:table-cell table:style-name="ce5" office:value-type="float" office:value="21930" calcext:value-type="float">
            <text:p>2.19E+04</text:p>
          </table:table-cell>
          <table:table-cell table:style-name="ce10" table:formula="of:=([.M30]-[.C9])/[.C9]" office:value-type="percentage" office:value="0.16031746031746" calcext:value-type="percentage">
            <text:p>16.03%</text:p>
          </table:table-cell>
          <table:table-cell table:style-name="ce5" office:value-type="float" office:value="17780" calcext:value-type="float">
            <text:p>1.78E+04</text:p>
          </table:table-cell>
          <table:table-cell table:formula="of:=([.O30]-[.C9])/[.C9]" office:value-type="percentage" office:value="-0.0592592592592593" calcext:value-type="percentage">
            <text:p>-5.93%</text:p>
          </table:table-cell>
          <table:table-cell table:style-name="ce5" office:value-type="float" office:value="13130" calcext:value-type="float">
            <text:p>1.31E+04</text:p>
          </table:table-cell>
          <table:table-cell table:formula="of:=([.Q30]-[.C9])/[.C9]" office:value-type="percentage" office:value="-0.305291005291005" calcext:value-type="percentage">
            <text:p>-30.53%</text:p>
          </table:table-cell>
          <table:table-cell table:style-name="ce5" office:value-type="float" office:value="12840" calcext:value-type="float">
            <text:p>1.28E+04</text:p>
          </table:table-cell>
          <table:table-cell table:formula="of:=([.S30]-[.D9])/[.D9]" office:value-type="percentage" office:value="-0.319915254237288" calcext:value-type="percentage">
            <text:p>-31.99%</text:p>
          </table:table-cell>
        </table:table-row>
        <table:table-row table:style-name="ro1">
          <table:table-cell office:value-type="string" calcext:value-type="string">
            <text:p>INFO:pytornado.aero.vlm:--&gt; Fy =</text:p>
          </table:table-cell>
          <table:table-cell table:number-columns-repeated="5"/>
          <table:table-cell table:style-name="ce5" office:value-type="float" office:value="-0.04524" calcext:value-type="float">
            <text:p>-4.52E-02</text:p>
          </table:table-cell>
          <table:table-cell table:style-name="ce8"/>
          <table:table-cell table:style-name="ce5" office:value-type="float" office:value="-0.1408" calcext:value-type="float">
            <text:p>-1.41E-01</text:p>
          </table:table-cell>
          <table:table-cell table:style-name="ce8"/>
          <table:table-cell table:style-name="ce5" office:value-type="float" office:value="-51.84" calcext:value-type="float">
            <text:p>-5.18E+01</text:p>
          </table:table-cell>
          <table:table-cell table:formula="of:=([.K31]-[.A10])/[.A10]" office:value-type="percentage" office:value="-500.421965317919" calcext:value-type="percentage">
            <text:p>-50042.20%</text:p>
          </table:table-cell>
          <table:table-cell table:style-name="ce5" office:value-type="float" office:value="384.8" calcext:value-type="float">
            <text:p>3.85E+02</text:p>
          </table:table-cell>
          <table:table-cell table:style-name="ce10" table:formula="of:=([.M31]-[.C10])/[.C10]" office:value-type="percentage" office:value="-14049.9229645856" calcext:value-type="percentage">
            <text:p>-1404992.30%</text:p>
          </table:table-cell>
          <table:table-cell table:style-name="ce5" office:value-type="float" office:value="272.3" calcext:value-type="float">
            <text:p>2.72E+02</text:p>
          </table:table-cell>
          <table:table-cell table:formula="of:=([.O31]-[.C10])/[.C10]" office:value-type="percentage" office:value="-9942.58451989777" calcext:value-type="percentage">
            <text:p>-994258.45%</text:p>
          </table:table-cell>
          <table:table-cell table:style-name="ce5" office:value-type="float" office:value="157.2" calcext:value-type="float">
            <text:p>1.57E+02</text:p>
          </table:table-cell>
          <table:table-cell table:formula="of:=([.Q31]-[.C10])/[.C10]" office:value-type="percentage" office:value="-5740.32092004381" calcext:value-type="percentage">
            <text:p>-574032.09%</text:p>
          </table:table-cell>
          <table:table-cell table:style-name="ce5" office:value-type="float" office:value="187.5" calcext:value-type="float">
            <text:p>1.88E+02</text:p>
          </table:table-cell>
          <table:table-cell table:formula="of:=([.S31]-[.D10])/[.D10]" office:value-type="percentage" office:value="-4177.87680997995" calcext:value-type="percentage">
            <text:p>-417787.68%</text:p>
          </table:table-cell>
        </table:table-row>
        <table:table-row table:style-name="ro1">
          <table:table-cell office:value-type="string" calcext:value-type="string">
            <text:p>INFO:pytornado.aero.vlm:--&gt; Fz =</text:p>
          </table:table-cell>
          <table:table-cell table:number-columns-repeated="5"/>
          <table:table-cell table:style-name="ce5" office:value-type="float" office:value="31250" calcext:value-type="float">
            <text:p>3.13E+04</text:p>
          </table:table-cell>
          <table:table-cell table:style-name="ce8"/>
          <table:table-cell table:style-name="ce5" office:value-type="float" office:value="4852" calcext:value-type="float">
            <text:p>4.85E+03</text:p>
          </table:table-cell>
          <table:table-cell table:style-name="ce8"/>
          <table:table-cell table:style-name="ce5" office:value-type="float" office:value="-1009" calcext:value-type="float">
            <text:p>-1.01E+03</text:p>
          </table:table-cell>
          <table:table-cell table:formula="of:=([.K32]-[.A11])/[.A11]" office:value-type="percentage" office:value="0.720961964864404" calcext:value-type="percentage">
            <text:p>72.10%</text:p>
          </table:table-cell>
          <table:table-cell table:style-name="ce5" office:value-type="float" office:value="-2026" calcext:value-type="float">
            <text:p>-2.03E+03</text:p>
          </table:table-cell>
          <table:table-cell table:style-name="ce10" table:formula="of:=([.M32]-[.C11])/[.C11]" office:value-type="percentage" office:value="0.808928571428571" calcext:value-type="percentage">
            <text:p>80.89%</text:p>
          </table:table-cell>
          <table:table-cell table:style-name="ce5" office:value-type="float" office:value="-621" calcext:value-type="float">
            <text:p>-6.21E+02</text:p>
          </table:table-cell>
          <table:table-cell table:formula="of:=([.O32]-[.C11])/[.C11]" office:value-type="percentage" office:value="-0.445535714285714" calcext:value-type="percentage">
            <text:p>-44.55%</text:p>
          </table:table-cell>
          <table:table-cell table:style-name="ce5" office:value-type="float" office:value="110.6" calcext:value-type="float">
            <text:p>1.11E+02</text:p>
          </table:table-cell>
          <table:table-cell table:formula="of:=([.Q32]-[.C11])/[.C11]" office:value-type="percentage" office:value="-1.09875" calcext:value-type="percentage">
            <text:p>-109.88%</text:p>
          </table:table-cell>
          <table:table-cell table:style-name="ce5" office:value-type="float" office:value="113.1" calcext:value-type="float">
            <text:p>1.13E+02</text:p>
          </table:table-cell>
          <table:table-cell table:formula="of:=([.S32]-[.D11])/[.D11]" office:value-type="percentage" office:value="-1.10008849557522" calcext:value-type="percentage">
            <text:p>-110.01%</text:p>
          </table:table-cell>
        </table:table-row>
        <table:table-row table:style-name="ro1">
          <table:table-cell office:value-type="string" calcext:value-type="string">
            <text:p>INFO:pytornado.aero.vlm:--&gt; FD =</text:p>
          </table:table-cell>
          <table:table-cell table:number-columns-repeated="5"/>
          <table:table-cell table:style-name="ce5" office:value-type="float" office:value="0.005662" calcext:value-type="float">
            <text:p>5.66E-03</text:p>
          </table:table-cell>
          <table:table-cell table:style-name="ce8"/>
          <table:table-cell table:style-name="ce5" office:value-type="float" office:value="-0.003733" calcext:value-type="float">
            <text:p>-3.73E-03</text:p>
          </table:table-cell>
          <table:table-cell table:style-name="ce8"/>
          <table:table-cell table:style-name="ce5" office:value-type="float" office:value="-150.8" calcext:value-type="float">
            <text:p>-1.51E+02</text:p>
          </table:table-cell>
          <table:table-cell table:formula="of:=([.K33]-[.A12])/[.A12]" office:value-type="percentage" office:value="-1322808.01754386" calcext:value-type="percentage">
            <text:p>-132280801.75%</text:p>
          </table:table-cell>
          <table:table-cell table:style-name="ce5" office:value-type="float" office:value="-102.2" calcext:value-type="float">
            <text:p>-1.02E+02</text:p>
          </table:table-cell>
          <table:table-cell table:style-name="ce10" table:formula="of:=([.M33]-[.C12])/[.C12]" office:value-type="percentage" office:value="262723.935732648" calcext:value-type="percentage">
            <text:p>26272393.57%</text:p>
          </table:table-cell>
          <table:table-cell table:style-name="ce5" office:value-type="float" office:value="-85.56" calcext:value-type="float">
            <text:p>-8.56E+01</text:p>
          </table:table-cell>
          <table:table-cell table:formula="of:=([.O33]-[.C12])/[.C12]" office:value-type="percentage" office:value="219947.586118252" calcext:value-type="percentage">
            <text:p>21994758.61%</text:p>
          </table:table-cell>
          <table:table-cell table:style-name="ce5" office:value-type="float" office:value="-76.27" calcext:value-type="float">
            <text:p>-7.63E+01</text:p>
          </table:table-cell>
          <table:table-cell table:formula="of:=([.Q33]-[.C12])/[.C12]" office:value-type="percentage" office:value="196065.838046273" calcext:value-type="percentage">
            <text:p>19606583.80%</text:p>
          </table:table-cell>
          <table:table-cell table:style-name="ce5" office:value-type="float" office:value="-75.94" calcext:value-type="float">
            <text:p>-7.59E+01</text:p>
          </table:table-cell>
          <table:table-cell table:formula="of:=([.S33]-[.D12])/[.D12]" office:value-type="percentage" office:value="202613.727854856" calcext:value-type="percentage">
            <text:p>20261372.79%</text:p>
          </table:table-cell>
        </table:table-row>
        <table:table-row table:style-name="ro1">
          <table:table-cell office:value-type="string" calcext:value-type="string">
            <text:p>INFO:pytornado.aero.vlm:--&gt; FC =</text:p>
          </table:table-cell>
          <table:table-cell table:number-columns-repeated="5"/>
          <table:table-cell office:value-type="float" office:value="-0.0049" calcext:value-type="float">
            <text:p>-0.0049</text:p>
          </table:table-cell>
          <table:table-cell table:style-name="ce8"/>
          <table:table-cell office:value-type="float" office:value="-0.0132" calcext:value-type="float">
            <text:p>-0.0132</text:p>
          </table:table-cell>
          <table:table-cell table:style-name="ce8"/>
          <table:table-cell table:style-name="ce3" office:value-type="float" office:value="-0.0107" calcext:value-type="float">
            <text:p>-0.0107</text:p>
          </table:table-cell>
          <table:table-cell table:formula="of:=([.K34]-[.A13])/[.A13]" office:value-type="percentage" office:value="-0.272108843537415" calcext:value-type="percentage">
            <text:p>-27.21%</text:p>
          </table:table-cell>
          <table:table-cell table:style-name="ce3" office:value-type="float" office:value="-0.0161" calcext:value-type="float">
            <text:p>-0.0161</text:p>
          </table:table-cell>
          <table:table-cell table:style-name="ce10" table:formula="of:=([.M34]-[.C13])/[.C13]" office:value-type="percentage" office:value="0.0805369127516778" calcext:value-type="percentage">
            <text:p>8.05%</text:p>
          </table:table-cell>
          <table:table-cell table:style-name="ce3" office:value-type="float" office:value="-0.0146" calcext:value-type="float">
            <text:p>-0.0146</text:p>
          </table:table-cell>
          <table:table-cell table:formula="of:=([.O34]-[.C13])/[.C13]" office:value-type="percentage" office:value="-0.0201342281879195" calcext:value-type="percentage">
            <text:p>-2.01%</text:p>
          </table:table-cell>
          <table:table-cell table:style-name="ce3" office:value-type="float" office:value="-0.0158" calcext:value-type="float">
            <text:p>-0.0158</text:p>
          </table:table-cell>
          <table:table-cell table:formula="of:=([.Q34]-[.C13])/[.C13]" office:value-type="percentage" office:value="0.0604026845637585" calcext:value-type="percentage">
            <text:p>6.04%</text:p>
          </table:table-cell>
          <table:table-cell table:style-name="ce3" office:value-type="float" office:value="-0.0158" calcext:value-type="float">
            <text:p>-0.0158</text:p>
          </table:table-cell>
          <table:table-cell table:formula="of:=([.S34]-[.D13])/[.D13]" office:value-type="percentage" office:value="0.0604026845637585" calcext:value-type="percentage">
            <text:p>6.04%</text:p>
          </table:table-cell>
        </table:table-row>
        <table:table-row table:style-name="ro1">
          <table:table-cell office:value-type="string" calcext:value-type="string">
            <text:p>INFO:pytornado.aero.vlm:--&gt; FL =</text:p>
          </table:table-cell>
          <table:table-cell table:number-columns-repeated="5"/>
          <table:table-cell office:value-type="float" office:value="-0" calcext:value-type="float">
            <text:p>0</text:p>
          </table:table-cell>
          <table:table-cell table:style-name="ce8"/>
          <table:table-cell office:value-type="float" office:value="-0" calcext:value-type="float">
            <text:p>0</text:p>
          </table:table-cell>
          <table:table-cell table:style-name="ce8"/>
          <table:table-cell table:style-name="ce3" office:value-type="float" office:value="-0.0003" calcext:value-type="float">
            <text:p>-0.0003</text:p>
          </table:table-cell>
          <table:table-cell table:formula="of:=([.K35]-[.A14])/[.A14]" office:value-type="string" office:string-value="" calcext:value-type="error">
            <text:p>#DIV/0!</text:p>
          </table:table-cell>
          <table:table-cell table:style-name="ce3" office:value-type="float" office:value="-0.0008" calcext:value-type="float">
            <text:p>-0.0008</text:p>
          </table:table-cell>
          <table:table-cell table:style-name="ce10" table:formula="of:=([.M35]-[.C14])/[.C14]" office:value-type="string" office:string-value="" calcext:value-type="error">
            <text:p>#DIV/0!</text:p>
          </table:table-cell>
          <table:table-cell table:style-name="ce3" office:value-type="float" office:value="-0.0007" calcext:value-type="float">
            <text:p>-0.0007</text:p>
          </table:table-cell>
          <table:table-cell table:formula="of:=([.O35]-[.C14])/[.C14]" office:value-type="string" office:string-value="" calcext:value-type="error">
            <text:p>#DIV/0!</text:p>
          </table:table-cell>
          <table:table-cell table:style-name="ce3" office:value-type="float" office:value="-0.0006" calcext:value-type="float">
            <text:p>-0.0006</text:p>
          </table:table-cell>
          <table:table-cell table:formula="of:=([.Q35]-[.C14])/[.C14]" office:value-type="string" office:string-value="" calcext:value-type="error">
            <text:p>#DIV/0!</text:p>
          </table:table-cell>
          <table:table-cell table:style-name="ce3" office:value-type="float" office:value="-0.0006" calcext:value-type="float">
            <text:p>-0.0006</text:p>
          </table:table-cell>
          <table:table-cell table:formula="of:=([.S35]-[.D14])/[.D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FO:pytornado.aero.vlm:--&gt; Mx =</text:p>
          </table:table-cell>
          <table:table-cell table:number-columns-repeated="5"/>
          <table:table-cell office:value-type="float" office:value="-5.3119" calcext:value-type="float">
            <text:p>-5.3119</text:p>
          </table:table-cell>
          <table:table-cell table:style-name="ce8"/>
          <table:table-cell office:value-type="float" office:value="-0.5521" calcext:value-type="float">
            <text:p>-0.5521</text:p>
          </table:table-cell>
          <table:table-cell table:style-name="ce8"/>
          <table:table-cell table:style-name="ce3" office:value-type="float" office:value="0.7196" calcext:value-type="float">
            <text:p>0.7196</text:p>
          </table:table-cell>
          <table:table-cell table:formula="of:=([.K36]-[.A15])/[.A15]" office:value-type="percentage" office:value="0.200133422281521" calcext:value-type="percentage">
            <text:p>20.01%</text:p>
          </table:table-cell>
          <table:table-cell table:style-name="ce3" office:value-type="float" office:value="0.7204" calcext:value-type="float">
            <text:p>0.7204</text:p>
          </table:table-cell>
          <table:table-cell table:style-name="ce10" table:formula="of:=([.M36]-[.C15])/[.C15]" office:value-type="percentage" office:value="0.160064412238325" calcext:value-type="percentage">
            <text:p>16.01%</text:p>
          </table:table-cell>
          <table:table-cell table:style-name="ce3" office:value-type="float" office:value="0.5842" calcext:value-type="float">
            <text:p>0.5842</text:p>
          </table:table-cell>
          <table:table-cell table:formula="of:=([.O36]-[.C15])/[.C15]" office:value-type="percentage" office:value="-0.0592592592592592" calcext:value-type="percentage">
            <text:p>-5.93%</text:p>
          </table:table-cell>
          <table:table-cell table:style-name="ce3" office:value-type="float" office:value="0.4312" calcext:value-type="float">
            <text:p>0.4312</text:p>
          </table:table-cell>
          <table:table-cell table:formula="of:=([.Q36]-[.C15])/[.C15]" office:value-type="percentage" office:value="-0.305636070853462" calcext:value-type="percentage">
            <text:p>-30.56%</text:p>
          </table:table-cell>
          <table:table-cell table:style-name="ce3" office:value-type="float" office:value="0.4216" calcext:value-type="float">
            <text:p>0.4216</text:p>
          </table:table-cell>
          <table:table-cell table:formula="of:=([.S36]-[.D15])/[.D15]" office:value-type="percentage" office:value="-0.320328873125907" calcext:value-type="percentage">
            <text:p>-32.03%</text:p>
          </table:table-cell>
        </table:table-row>
        <table:table-row table:style-name="ro1">
          <table:table-cell office:value-type="string" calcext:value-type="string">
            <text:p>INFO:pytornado.aero.vlm:--&gt; My =</text:p>
          </table:table-cell>
          <table:table-cell table:number-columns-repeated="5"/>
          <table:table-cell office:value-type="float" office:value="-0.1902" calcext:value-type="float">
            <text:p>-0.1902</text:p>
          </table:table-cell>
          <table:table-cell table:style-name="ce8"/>
          <table:table-cell office:value-type="float" office:value="-0.0325" calcext:value-type="float">
            <text:p>-0.0325</text:p>
          </table:table-cell>
          <table:table-cell table:style-name="ce8"/>
          <table:table-cell table:style-name="ce3" office:value-type="float" office:value="0.0144" calcext:value-type="float">
            <text:p>0.0144</text:p>
          </table:table-cell>
          <table:table-cell table:formula="of:=([.K37]-[.A16])/[.A16]" office:value-type="percentage" office:value="1.32258064516129" calcext:value-type="percentage">
            <text:p>132.26%</text:p>
          </table:table-cell>
          <table:table-cell table:style-name="ce3" office:value-type="float" office:value="0.009" calcext:value-type="float">
            <text:p>0.009</text:p>
          </table:table-cell>
          <table:table-cell table:style-name="ce10" table:formula="of:=([.M37]-[.C16])/[.C16]" office:value-type="percentage" office:value="0.323529411764706" calcext:value-type="percentage">
            <text:p>32.35%</text:p>
          </table:table-cell>
          <table:table-cell table:style-name="ce3" office:value-type="float" office:value="0.0058" calcext:value-type="float">
            <text:p>0.0058</text:p>
          </table:table-cell>
          <table:table-cell table:formula="of:=([.O37]-[.C16])/[.C16]" office:value-type="percentage" office:value="-0.147058823529412" calcext:value-type="percentage">
            <text:p>-14.71%</text:p>
          </table:table-cell>
          <table:table-cell table:style-name="ce3" office:value-type="float" office:value="-0.0008" calcext:value-type="float">
            <text:p>-0.0008</text:p>
          </table:table-cell>
          <table:table-cell table:formula="of:=([.Q37]-[.C16])/[.C16]" office:value-type="percentage" office:value="-1.11764705882353" calcext:value-type="percentage">
            <text:p>-111.76%</text:p>
          </table:table-cell>
          <table:table-cell table:style-name="ce3" office:value-type="float" office:value="-0.0011" calcext:value-type="float">
            <text:p>-0.0011</text:p>
          </table:table-cell>
          <table:table-cell table:formula="of:=([.S37]-[.D16])/[.D16]" office:value-type="percentage" office:value="-1.16417910447761" calcext:value-type="percentage">
            <text:p>-116.42%</text:p>
          </table:table-cell>
        </table:table-row>
        <table:table-row table:style-name="ro1">
          <table:table-cell office:value-type="string" calcext:value-type="string">
            <text:p>INFO:pytornado.aero.vlm:--&gt; Mz =</text:p>
          </table:table-cell>
          <table:table-cell table:number-columns-repeated="5"/>
          <table:table-cell office:value-type="float" office:value="-0" calcext:value-type="float">
            <text:p>0</text:p>
          </table:table-cell>
          <table:table-cell table:style-name="ce8"/>
          <table:table-cell office:value-type="float" office:value="-0" calcext:value-type="float">
            <text:p>0</text:p>
          </table:table-cell>
          <table:table-cell table:style-name="ce8"/>
          <table:table-cell table:style-name="ce3" office:value-type="float" office:value="-0.0003" calcext:value-type="float">
            <text:p>-0.0003</text:p>
          </table:table-cell>
          <table:table-cell table:formula="of:=([.K38]-[.A17])/[.A17]" office:value-type="string" office:string-value="" calcext:value-type="error">
            <text:p>#DIV/0!</text:p>
          </table:table-cell>
          <table:table-cell table:style-name="ce3" office:value-type="float" office:value="-0.0008" calcext:value-type="float">
            <text:p>-0.0008</text:p>
          </table:table-cell>
          <table:table-cell table:style-name="ce10" table:formula="of:=([.M38]-[.C17])/[.C17]" office:value-type="string" office:string-value="" calcext:value-type="error">
            <text:p>#DIV/0!</text:p>
          </table:table-cell>
          <table:table-cell table:style-name="ce3" office:value-type="float" office:value="-0.0007" calcext:value-type="float">
            <text:p>-0.0007</text:p>
          </table:table-cell>
          <table:table-cell table:formula="of:=([.O38]-[.C17])/[.C17]" office:value-type="string" office:string-value="" calcext:value-type="error">
            <text:p>#DIV/0!</text:p>
          </table:table-cell>
          <table:table-cell table:style-name="ce3" office:value-type="float" office:value="-0.0006" calcext:value-type="float">
            <text:p>-0.0006</text:p>
          </table:table-cell>
          <table:table-cell table:formula="of:=([.Q38]-[.C17])/[.C17]" office:value-type="string" office:string-value="" calcext:value-type="error">
            <text:p>#DIV/0!</text:p>
          </table:table-cell>
          <table:table-cell table:style-name="ce3" office:value-type="float" office:value="-0.0006" calcext:value-type="float">
            <text:p>-0.0006</text:p>
          </table:table-cell>
          <table:table-cell table:formula="of:=([.S38]-[.D17])/[.D1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FO:pytornado.aero.vlm:--&gt; Cx =</text:p>
          </table:table-cell>
          <table:table-cell table:number-columns-repeated="5"/>
          <table:table-cell office:value-type="float" office:value="-5.3085" calcext:value-type="float">
            <text:p>-5.3085</text:p>
          </table:table-cell>
          <table:table-cell table:style-name="ce8"/>
          <table:table-cell office:value-type="float" office:value="-0.5513" calcext:value-type="float">
            <text:p>-0.5513</text:p>
          </table:table-cell>
          <table:table-cell table:style-name="ce8"/>
          <table:table-cell table:style-name="ce3" office:value-type="float" office:value="0.7195" calcext:value-type="float">
            <text:p>0.7195</text:p>
          </table:table-cell>
          <table:table-cell table:formula="of:=([.K39]-[.A18])/[.A18]" office:value-type="percentage" office:value="0.199566522174058" calcext:value-type="percentage">
            <text:p>19.96%</text:p>
          </table:table-cell>
          <table:table-cell table:style-name="ce3" office:value-type="float" office:value="0.7205" calcext:value-type="float">
            <text:p>0.7205</text:p>
          </table:table-cell>
          <table:table-cell table:style-name="ce10" table:formula="of:=([.M39]-[.C18])/[.C18]" office:value-type="percentage" office:value="0.160038641120593" calcext:value-type="percentage">
            <text:p>16.00%</text:p>
          </table:table-cell>
          <table:table-cell table:style-name="ce3" office:value-type="float" office:value="0.5843" calcext:value-type="float">
            <text:p>0.5843</text:p>
          </table:table-cell>
          <table:table-cell table:formula="of:=([.O39]-[.C18])/[.C18]" office:value-type="percentage" office:value="-0.0592497182418289" calcext:value-type="percentage">
            <text:p>-5.92%</text:p>
          </table:table-cell>
          <table:table-cell table:style-name="ce3" office:value-type="float" office:value="0.4315" calcext:value-type="float">
            <text:p>0.4315</text:p>
          </table:table-cell>
          <table:table-cell table:formula="of:=([.Q39]-[.C18])/[.C18]" office:value-type="percentage" office:value="-0.305264852680728" calcext:value-type="percentage">
            <text:p>-30.53%</text:p>
          </table:table-cell>
          <table:table-cell table:style-name="ce3" office:value-type="float" office:value="0.4219" calcext:value-type="float">
            <text:p>0.4219</text:p>
          </table:table-cell>
          <table:table-cell table:formula="of:=([.S39]-[.D18])/[.D18]" office:value-type="percentage" office:value="-0.319954867827208" calcext:value-type="percentage">
            <text:p>-32.00%</text:p>
          </table:table-cell>
        </table:table-row>
        <table:table-row table:style-name="ro1">
          <table:table-cell office:value-type="string" calcext:value-type="string">
            <text:p>INFO:pytornado.aero.vlm:--&gt; Cy =</text:p>
          </table:table-cell>
          <table:table-cell table:number-columns-repeated="5"/>
          <table:table-cell office:value-type="float" office:value="-0" calcext:value-type="float">
            <text:p>0</text:p>
          </table:table-cell>
          <table:table-cell table:style-name="ce8"/>
          <table:table-cell office:value-type="float" office:value="-0" calcext:value-type="float">
            <text:p>0</text:p>
          </table:table-cell>
          <table:table-cell table:style-name="ce8"/>
          <table:table-cell table:style-name="ce3" office:value-type="float" office:value="-0.0009" calcext:value-type="float">
            <text:p>-0.0009</text:p>
          </table:table-cell>
          <table:table-cell table:formula="of:=([.K40]-[.A19])/[.A19]" office:value-type="string" office:string-value="" calcext:value-type="error">
            <text:p>#DIV/0!</text:p>
          </table:table-cell>
          <table:table-cell table:style-name="ce3" office:value-type="float" office:value="0.007" calcext:value-type="float">
            <text:p>0.007</text:p>
          </table:table-cell>
          <table:table-cell table:style-name="ce10" table:formula="of:=([.M40]-[.C19])/[.C19]" office:value-type="string" office:string-value="" calcext:value-type="error">
            <text:p>#DIV/0!</text:p>
          </table:table-cell>
          <table:table-cell table:style-name="ce3" office:value-type="float" office:value="0.005" calcext:value-type="float">
            <text:p>0.005</text:p>
          </table:table-cell>
          <table:table-cell table:formula="of:=([.O40]-[.C19])/[.C19]" office:value-type="string" office:string-value="" calcext:value-type="error">
            <text:p>#DIV/0!</text:p>
          </table:table-cell>
          <table:table-cell table:style-name="ce3" office:value-type="float" office:value="0.0029" calcext:value-type="float">
            <text:p>0.0029</text:p>
          </table:table-cell>
          <table:table-cell table:formula="of:=([.Q40]-[.C19])/[.C19]" office:value-type="string" office:string-value="" calcext:value-type="error">
            <text:p>#DIV/0!</text:p>
          </table:table-cell>
          <table:table-cell table:style-name="ce3" office:value-type="float" office:value="0.0034" calcext:value-type="float">
            <text:p>0.0034</text:p>
          </table:table-cell>
          <table:table-cell table:formula="of:=([.S40]-[.D19])/[.D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FO:pytornado.aero.vlm:--&gt; Cz =</text:p>
          </table:table-cell>
          <table:table-cell table:number-columns-repeated="5"/>
          <table:table-cell office:value-type="float" office:value="0.5701" calcext:value-type="float">
            <text:p>0.5701</text:p>
          </table:table-cell>
          <table:table-cell table:style-name="ce8"/>
          <table:table-cell office:value-type="float" office:value="0.0885" calcext:value-type="float">
            <text:p>0.0885</text:p>
          </table:table-cell>
          <table:table-cell table:style-name="ce8"/>
          <table:table-cell table:style-name="ce3" office:value-type="float" office:value="-0.0184" calcext:value-type="float">
            <text:p>-0.0184</text:p>
          </table:table-cell>
          <table:table-cell table:formula="of:=([.K41]-[.A20])/[.A20]" office:value-type="percentage" office:value="0.719626168224299" calcext:value-type="percentage">
            <text:p>71.96%</text:p>
          </table:table-cell>
          <table:table-cell table:style-name="ce3" office:value-type="float" office:value="-0.037" calcext:value-type="float">
            <text:p>-0.037</text:p>
          </table:table-cell>
          <table:table-cell table:style-name="ce10" table:formula="of:=([.M41]-[.C20])/[.C20]" office:value-type="percentage" office:value="0.813725490196079" calcext:value-type="percentage">
            <text:p>81.37%</text:p>
          </table:table-cell>
          <table:table-cell table:style-name="ce3" office:value-type="float" office:value="-0.0113" calcext:value-type="float">
            <text:p>-0.0113</text:p>
          </table:table-cell>
          <table:table-cell table:formula="of:=([.O41]-[.C20])/[.C20]" office:value-type="percentage" office:value="-0.446078431372549" calcext:value-type="percentage">
            <text:p>-44.61%</text:p>
          </table:table-cell>
          <table:table-cell table:style-name="ce3" office:value-type="float" office:value="0.002" calcext:value-type="float">
            <text:p>0.002</text:p>
          </table:table-cell>
          <table:table-cell table:formula="of:=([.Q41]-[.C20])/[.C20]" office:value-type="percentage" office:value="-1.09803921568627" calcext:value-type="percentage">
            <text:p>-109.80%</text:p>
          </table:table-cell>
          <table:table-cell table:style-name="ce3" office:value-type="float" office:value="0.0021" calcext:value-type="float">
            <text:p>0.0021</text:p>
          </table:table-cell>
          <table:table-cell table:formula="of:=([.S41]-[.D20])/[.D20]" office:value-type="percentage" office:value="-1.10194174757282" calcext:value-type="percentage">
            <text:p>-110.19%</text:p>
          </table:table-cell>
        </table:table-row>
        <table:table-row table:style-name="ro1">
          <table:table-cell office:value-type="string" calcext:value-type="string">
            <text:p>INFO:pytornado.aero.vlm:--&gt; CD =</text:p>
          </table:table-cell>
          <table:table-cell table:number-columns-repeated="5"/>
          <table:table-cell table:style-name="ce4" office:value-type="float" office:value="0" calcext:value-type="float">
            <text:p>0</text:p>
          </table:table-cell>
          <table:table-cell table:style-name="ce9"/>
          <table:table-cell table:style-name="ce4" office:value-type="float" office:value="-0" calcext:value-type="float">
            <text:p>0</text:p>
          </table:table-cell>
          <table:table-cell table:style-name="ce9"/>
          <table:table-cell table:style-name="ce4" office:value-type="float" office:value="-0.0028" calcext:value-type="float">
            <text:p>-0.0028</text:p>
          </table:table-cell>
          <table:table-cell table:style-name="ce11" table:formula="of:=([.K42]-[.A21])/[.A21]" office:value-type="string" office:string-value="" calcext:value-type="error">
            <text:p>#DIV/0!</text:p>
          </table:table-cell>
          <table:table-cell table:style-name="ce4" office:value-type="float" office:value="-0.0019" calcext:value-type="float">
            <text:p>-0.0019</text:p>
          </table:table-cell>
          <table:table-cell table:style-name="ce11" table:formula="of:=([.M42]-[.C21])/[.C21]" office:value-type="string" office:string-value="" calcext:value-type="error">
            <text:p>#DIV/0!</text:p>
          </table:table-cell>
          <table:table-cell table:style-name="ce4" office:value-type="float" office:value="-0.0016" calcext:value-type="float">
            <text:p>-0.0016</text:p>
          </table:table-cell>
          <table:table-cell table:style-name="ce11" table:formula="of:=([.O42]-[.C21])/[.C21]" office:value-type="string" office:string-value="" calcext:value-type="error">
            <text:p>#DIV/0!</text:p>
          </table:table-cell>
          <table:table-cell table:style-name="ce4" office:value-type="float" office:value="-0.0014" calcext:value-type="float">
            <text:p>-0.0014</text:p>
          </table:table-cell>
          <table:table-cell table:style-name="ce11" table:formula="of:=([.Q42]-[.C21])/[.C21]" office:value-type="string" office:string-value="" calcext:value-type="error">
            <text:p>#DIV/0!</text:p>
          </table:table-cell>
          <table:table-cell table:style-name="ce4" office:value-type="float" office:value="-0.0014" calcext:value-type="float">
            <text:p>-0.0014</text:p>
          </table:table-cell>
          <table:table-cell table:style-name="ce11" table:formula="of:=([.S42]-[.D21])/[.D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FO:pytornado.aero.vlm:--&gt; CC =</text:p>
          </table:table-cell>
          <table:table-cell table:number-columns-repeated="5"/>
          <table:table-cell table:style-name="ce2" office:value-type="string" calcext:value-type="string">
            <text:p>RBF</text:p>
          </table:table-cell>
          <table:table-cell table:style-name="ce7" office:value-type="string" calcext:value-type="string">
            <text:p>RBF Error</text:p>
          </table:table-cell>
          <table:table-cell table:style-name="ce2" office:value-type="string" calcext:value-type="string">
            <text:p>RBF</text:p>
          </table:table-cell>
          <table:table-cell table:style-name="ce7" office:value-type="string" calcext:value-type="string">
            <text:p>RBF Error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NFO:pytornado.aero.vlm:--&gt; CL =</text:p>
          </table:table-cell>
          <table:table-cell table:number-columns-repeated="5"/>
          <table:table-cell office:value-type="string" calcext:value-type="string">
            <text:p>“ C = 10 “</text:p>
          </table:table-cell>
          <table:table-cell table:style-name="ce8" office:value-type="string" calcext:value-type="string">
            <text:p>Eps = 1e-3</text:p>
          </table:table-cell>
          <table:table-cell office:value-type="string" calcext:value-type="string">
            <text:p>“ C = 20 “</text:p>
          </table:table-cell>
          <table:table-cell table:style-name="ce8" office:value-type="string" calcext:value-type="string">
            <text:p>Eps = 1e-3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NFO:pytornado.aero.vlm:--&gt; Cl =</text:p>
          </table:table-cell>
          <table:table-cell table:number-columns-repeated="5"/>
          <table:table-cell table:style-name="ce4" office:value-type="string" calcext:value-type="string">
            <text:p>“ S = 40 “</text:p>
          </table:table-cell>
          <table:table-cell table:style-name="ce9"/>
          <table:table-cell table:style-name="ce4" office:value-type="string" calcext:value-type="string">
            <text:p>“ S = 40 “</text:p>
          </table:table-cell>
          <table:table-cell table:style-name="ce9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NFO:pytornado.aero.vlm:--&gt; Cm =</text:p>
          </table:table-cell>
          <table:table-cell table:number-columns-repeated="5"/>
          <table:table-cell table:style-name="ce6" office:value-type="float" office:value="-451.3" calcext:value-type="float">
            <text:p>-4.51E+02</text:p>
          </table:table-cell>
          <table:table-cell table:style-name="ce23" table:formula="of:=([.G46]-[.D4])/[.D4]" office:value-type="percentage" office:value="-0.00594713656387663" calcext:value-type="percentage">
            <text:p>-0.59%</text:p>
          </table:table-cell>
          <table:table-cell table:style-name="ce6" office:value-type="float" office:value="-440.5" calcext:value-type="float">
            <text:p>-4.41E+02</text:p>
          </table:table-cell>
          <table:table-cell table:style-name="ce23" table:formula="of:=([.I46]-[.E4])/[.E4]" office:value-type="percentage" office:value="-0.0258735072976559" calcext:value-type="percentage">
            <text:p>-2.59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NFO:pytornado.aero.vlm:--&gt; Cn =</text:p>
          </table:table-cell>
          <table:table-cell table:number-columns-repeated="5"/>
          <table:table-cell table:style-name="ce5" office:value-type="float" office:value="-20.07" calcext:value-type="float">
            <text:p>-2.01E+01</text:p>
          </table:table-cell>
          <table:table-cell table:formula="of:=([.G47]-[.D5])/[.D5]" office:value-type="percentage" office:value="-56188.0100783875" calcext:value-type="percentage">
            <text:p>-5618801.01%</text:p>
          </table:table-cell>
          <table:table-cell table:style-name="ce5" office:value-type="float" office:value="-21.09" calcext:value-type="float">
            <text:p>-2.11E+01</text:p>
          </table:table-cell>
          <table:table-cell table:formula="of:=([.I47]-[.E5])/[.E5]" office:value-type="percentage" office:value="-59610.9491237988" calcext:value-type="percentage">
            <text:p>-5961094.91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5" office:value-type="float" office:value="14790" calcext:value-type="float">
            <text:p>1.48E+04</text:p>
          </table:table-cell>
          <table:table-cell table:formula="of:=([.G48]-[.D6])/[.D6]" office:value-type="percentage" office:value="-0.216631355932203" calcext:value-type="percentage">
            <text:p>-21.66%</text:p>
          </table:table-cell>
          <table:table-cell table:style-name="ce5" office:value-type="float" office:value="16090" calcext:value-type="float">
            <text:p>1.61E+04</text:p>
          </table:table-cell>
          <table:table-cell table:formula="of:=([.I48]-[.E6])/[.E6]" office:value-type="percentage" office:value="-0.148226574907358" calcext:value-type="percentage">
            <text:p>-14.82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5" office:value-type="float" office:value="65.14" calcext:value-type="float">
            <text:p>6.51E+01</text:p>
          </table:table-cell>
          <table:table-cell table:formula="of:=([.G49]-[.D7])/[.D7]" office:value-type="percentage" office:value="-0.682398829839103" calcext:value-type="percentage">
            <text:p>-68.24%</text:p>
          </table:table-cell>
          <table:table-cell table:style-name="ce5" office:value-type="float" office:value="121.3" calcext:value-type="float">
            <text:p>1.21E+02</text:p>
          </table:table-cell>
          <table:table-cell table:formula="of:=([.I49]-[.E7])/[.E7]" office:value-type="percentage" office:value="-0.414857694163049" calcext:value-type="percentage">
            <text:p>-41.49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5" office:value-type="float" office:value="-20.07" calcext:value-type="float">
            <text:p>-2.01E+01</text:p>
          </table:table-cell>
          <table:table-cell table:formula="of:=([.G50]-[.D8])/[.D8]" office:value-type="percentage" office:value="-56188.0100783875" calcext:value-type="percentage">
            <text:p>-5618801.01%</text:p>
          </table:table-cell>
          <table:table-cell table:style-name="ce5" office:value-type="float" office:value="-21.09" calcext:value-type="float">
            <text:p>-2.11E+01</text:p>
          </table:table-cell>
          <table:table-cell table:formula="of:=([.I50]-[.E8])/[.E8]" office:value-type="percentage" office:value="-59610.9491237988" calcext:value-type="percentage">
            <text:p>-5961094.91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5" office:value-type="float" office:value="14800" calcext:value-type="float">
            <text:p>1.48E+04</text:p>
          </table:table-cell>
          <table:table-cell table:formula="of:=([.G51]-[.D9])/[.D9]" office:value-type="percentage" office:value="-0.216101694915254" calcext:value-type="percentage">
            <text:p>-21.61%</text:p>
          </table:table-cell>
          <table:table-cell table:style-name="ce5" office:value-type="float" office:value="16100" calcext:value-type="float">
            <text:p>1.61E+04</text:p>
          </table:table-cell>
          <table:table-cell table:formula="of:=([.I51]-[.E9])/[.E9]" office:value-type="percentage" office:value="-0.147697194282689" calcext:value-type="percentage">
            <text:p>-14.77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5" office:value-type="float" office:value="236.4" calcext:value-type="float">
            <text:p>2.36E+02</text:p>
          </table:table-cell>
          <table:table-cell table:formula="of:=([.G52]-[.D10])/[.D10]" office:value-type="percentage" office:value="-5267.20628202272" calcext:value-type="percentage">
            <text:p>-526720.63%</text:p>
          </table:table-cell>
          <table:table-cell table:style-name="ce5" office:value-type="float" office:value="283.9" calcext:value-type="float">
            <text:p>2.84E+02</text:p>
          </table:table-cell>
          <table:table-cell table:formula="of:=([.I52]-[.E10])/[.E10]" office:value-type="percentage" office:value="-6247.42464246425" calcext:value-type="percentage">
            <text:p>-624742.46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5" office:value-type="float" office:value="-212.9" calcext:value-type="float">
            <text:p>-2.13E+02</text:p>
          </table:table-cell>
          <table:table-cell table:formula="of:=([.G53]-[.D11])/[.D11]" office:value-type="percentage" office:value="-0.811592920353982" calcext:value-type="percentage">
            <text:p>-81.16%</text:p>
          </table:table-cell>
          <table:table-cell table:style-name="ce5" office:value-type="float" office:value="-497.3" calcext:value-type="float">
            <text:p>-4.97E+02</text:p>
          </table:table-cell>
          <table:table-cell table:formula="of:=([.I53]-[.E11])/[.E11]" office:value-type="percentage" office:value="-0.617167051578137" calcext:value-type="percentage">
            <text:p>-61.72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5" office:value-type="float" office:value="-79.02" calcext:value-type="float">
            <text:p>-7.90E+01</text:p>
          </table:table-cell>
          <table:table-cell table:formula="of:=([.G54]-[.D12])/[.D12]" office:value-type="percentage" office:value="210831.443970117" calcext:value-type="percentage">
            <text:p>21083144.40%</text:p>
          </table:table-cell>
          <table:table-cell table:style-name="ce5" office:value-type="float" office:value="-82.2" calcext:value-type="float">
            <text:p>-8.22E+01</text:p>
          </table:table-cell>
          <table:table-cell table:formula="of:=([.I54]-[.E12])/[.E12]" office:value-type="percentage" office:value="221622.078997034" calcext:value-type="percentage">
            <text:p>22162207.90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-0.0148" calcext:value-type="float">
            <text:p>-0.0148</text:p>
          </table:table-cell>
          <table:table-cell table:formula="of:=([.G55]-[.D13])/[.D13]" office:value-type="percentage" office:value="-0.00671140939597311" calcext:value-type="percentage">
            <text:p>-0.67%</text:p>
          </table:table-cell>
          <table:table-cell office:value-type="float" office:value="-0.0145" calcext:value-type="float">
            <text:p>-0.0145</text:p>
          </table:table-cell>
          <table:table-cell table:formula="of:=([.I55]-[.E13])/[.E13]" office:value-type="percentage" office:value="-0.0268456375838926" calcext:value-type="percentage">
            <text:p>-2.68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-0.0007" calcext:value-type="float">
            <text:p>-0.0007</text:p>
          </table:table-cell>
          <table:table-cell table:formula="of:=([.G56]-[.D14])/[.D14]" office:value-type="string" office:string-value="" calcext:value-type="error">
            <text:p>#DIV/0!</text:p>
          </table:table-cell>
          <table:table-cell office:value-type="float" office:value="-0.0007" calcext:value-type="float">
            <text:p>-0.0007</text:p>
          </table:table-cell>
          <table:table-cell table:formula="of:=([.I56]-[.E14])/[.E14]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0.4859" calcext:value-type="float">
            <text:p>0.4859</text:p>
          </table:table-cell>
          <table:table-cell table:formula="of:=([.G57]-[.D15])/[.D15]" office:value-type="percentage" office:value="-0.21666935353861" calcext:value-type="percentage">
            <text:p>-21.67%</text:p>
          </table:table-cell>
          <table:table-cell office:value-type="float" office:value="0.5287" calcext:value-type="float">
            <text:p>0.5287</text:p>
          </table:table-cell>
          <table:table-cell table:formula="of:=([.I57]-[.E15])/[.E15]" office:value-type="percentage" office:value="-0.148219751893024" calcext:value-type="percentage">
            <text:p>-14.82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0.0021" calcext:value-type="float">
            <text:p>0.0021</text:p>
          </table:table-cell>
          <table:table-cell table:formula="of:=([.G58]-[.D16])/[.D16]" office:value-type="percentage" office:value="-0.686567164179104" calcext:value-type="percentage">
            <text:p>-68.66%</text:p>
          </table:table-cell>
          <table:table-cell office:value-type="float" office:value="0.004" calcext:value-type="float">
            <text:p>0.004</text:p>
          </table:table-cell>
          <table:table-cell table:formula="of:=([.I58]-[.E16])/[.E16]" office:value-type="percentage" office:value="-0.411764705882353" calcext:value-type="percentage">
            <text:p>-41.18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-0.0007" calcext:value-type="float">
            <text:p>-0.0007</text:p>
          </table:table-cell>
          <table:table-cell table:formula="of:=([.G59]-[.D17])/[.D17]" office:value-type="string" office:string-value="" calcext:value-type="error">
            <text:p>#DIV/0!</text:p>
          </table:table-cell>
          <table:table-cell office:value-type="float" office:value="-0.0007" calcext:value-type="float">
            <text:p>-0.0007</text:p>
          </table:table-cell>
          <table:table-cell table:formula="of:=([.I59]-[.E17])/[.E17]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0.4862" calcext:value-type="float">
            <text:p>0.4862</text:p>
          </table:table-cell>
          <table:table-cell table:formula="of:=([.G60]-[.D18])/[.D18]" office:value-type="percentage" office:value="-0.216312056737589" calcext:value-type="percentage">
            <text:p>-21.63%</text:p>
          </table:table-cell>
          <table:table-cell office:value-type="float" office:value="0.5289" calcext:value-type="float">
            <text:p>0.5289</text:p>
          </table:table-cell>
          <table:table-cell table:formula="of:=([.I60]-[.E18])/[.E18]" office:value-type="percentage" office:value="-0.148034793814433" calcext:value-type="percentage">
            <text:p>-14.80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0.0043" calcext:value-type="float">
            <text:p>0.0043</text:p>
          </table:table-cell>
          <table:table-cell table:formula="of:=([.G61]-[.D19])/[.D19]" office:value-type="string" office:string-value="" calcext:value-type="error">
            <text:p>#DIV/0!</text:p>
          </table:table-cell>
          <table:table-cell office:value-type="float" office:value="0.0052" calcext:value-type="float">
            <text:p>0.0052</text:p>
          </table:table-cell>
          <table:table-cell table:formula="of:=([.I61]-[.E19])/[.E19]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-0.0039" calcext:value-type="float">
            <text:p>-0.0039</text:p>
          </table:table-cell>
          <table:table-cell table:formula="of:=([.G62]-[.D20])/[.D20]" office:value-type="percentage" office:value="-0.810679611650485" calcext:value-type="percentage">
            <text:p>-81.07%</text:p>
          </table:table-cell>
          <table:table-cell office:value-type="float" office:value="-0.0091" calcext:value-type="float">
            <text:p>-0.0091</text:p>
          </table:table-cell>
          <table:table-cell table:formula="of:=([.I62]-[.E20])/[.E20]" office:value-type="percentage" office:value="-0.616033755274262" calcext:value-type="percentage">
            <text:p>-61.60%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table:style-name="ce4" office:value-type="float" office:value="-0.0014" calcext:value-type="float">
            <text:p>-0.0014</text:p>
          </table:table-cell>
          <table:table-cell table:style-name="ce11" table:formula="of:=([.G63]-[.D21])/[.D21]" office:value-type="string" office:string-value="" calcext:value-type="error">
            <text:p>#DIV/0!</text:p>
          </table:table-cell>
          <table:table-cell table:style-name="ce4" office:value-type="float" office:value="-0.0015" calcext:value-type="float">
            <text:p>-0.0015</text:p>
          </table:table-cell>
          <table:table-cell table:style-name="ce11" table:formula="of:=([.I63]-[.E21])/[.E21]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1:47:56.160704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08:12:11.381805211</meta:creation-date>
    <dc:date>2020-07-22T14:52:41.150411667</dc:date>
    <meta:editing-duration>PT3H13M24S</meta:editing-duration>
    <meta:editing-cycles>11</meta:editing-cycles>
    <meta:generator>LibreOffice/6.4.4.2$Linux_X86_64 LibreOffice_project/40$Build-2</meta:generator>
    <meta:document-statistic meta:table-count="1" meta:cell-count="738" meta:object-count="0"/>
  </office:meta>
</office:document-meta>
</file>